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writing-mode="lr-tb"/>
      <style:text-properties style:font-name="Times New Roman" fo:font-size="14pt" fo:font-weight="bold" officeooo:paragraph-rsid="001af120" style:font-size-asian="14pt" style:font-weight-asian="bold" style:font-size-complex="14pt" style:font-weight-complex="bold"/>
    </style:style>
    <style:style style:name="P2" style:family="paragraph" style:parent-style-name="Standard" style:master-page-name="">
      <loext:graphic-properties draw:fill="none"/>
      <style:paragraph-properties fo:margin-left="13.7cm" fo:margin-right="0cm" fo:line-height="150%" fo:text-indent="0cm" style:auto-text-indent="false" style:page-number="auto" fo:background-color="transparent" style:writing-mode="lr-tb"/>
      <style:text-properties style:font-name="Times New Roman" fo:font-size="14pt" fo:font-weight="bold" officeooo:paragraph-rsid="001af120" style:font-size-asian="14pt" style:font-weight-asian="bold" style:font-size-complex="14pt" style:font-weight-complex="bold"/>
    </style:style>
    <style:style style:name="P3" style:family="paragraph" style:parent-style-name="Standard">
      <style:paragraph-properties fo:line-height="150%" style:writing-mode="lr-tb"/>
      <style:text-properties style:font-name="Times New Roman" fo:font-size="14pt" fo:font-weight="bold" officeooo:paragraph-rsid="001af120" style:font-size-asian="14pt" style:font-weight-asian="bold" style:font-size-complex="14pt" style:font-weight-complex="bold"/>
    </style:style>
    <style:style style:name="P4" style:family="paragraph" style:parent-style-name="Standard">
      <style:paragraph-properties fo:line-height="150%" fo:text-align="center" style:justify-single-word="false" style:writing-mode="lr-tb"/>
      <style:text-properties style:font-name="Times New Roman" fo:font-size="14pt" fo:font-weight="bold" officeooo:rsid="0012eb2d" officeooo:paragraph-rsid="001af120" style:font-size-asian="14pt" style:font-weight-asian="bold" style:font-size-complex="14pt" style:font-weight-complex="bold"/>
    </style:style>
    <style:style style:name="P5" style:family="paragraph" style:parent-style-name="Standard">
      <loext:graphic-properties draw:fill="none"/>
      <style:paragraph-properties fo:margin-left="13.7cm" fo:margin-right="0cm" fo:line-height="150%" fo:text-indent="0cm" style:auto-text-indent="false" fo:background-color="transparent" style:writing-mode="lr-tb"/>
      <style:text-properties style:font-name="Times New Roman" fo:font-size="14pt" fo:font-weight="bold" officeooo:rsid="002fab83" officeooo:paragraph-rsid="001af120" style:font-size-asian="14pt" style:font-weight-asian="bold" style:font-size-complex="14pt" style:font-weight-complex="bold"/>
    </style:style>
    <style:style style:name="P6" style:family="paragraph" style:parent-style-name="Standard">
      <style:paragraph-properties fo:line-height="150%" fo:text-align="justify" style:justify-single-word="false" style:writing-mode="lr-tb"/>
      <style:text-properties style:font-name="Times New Roman" fo:font-size="14pt" fo:font-weight="bold" officeooo:rsid="001cd4d9" officeooo:paragraph-rsid="001cd4d9" style:font-size-asian="14pt" style:font-weight-asian="bold" style:font-size-complex="14pt" style:font-weight-complex="bold"/>
    </style:style>
    <style:style style:name="P7" style:family="paragraph" style:parent-style-name="Standard">
      <style:paragraph-properties fo:line-height="150%" fo:text-align="center" style:justify-single-word="false" style:writing-mode="lr-tb"/>
      <style:text-properties style:font-name="Times New Roman" fo:font-size="14pt" officeooo:paragraph-rsid="001af120" style:font-size-asian="14pt" style:font-size-complex="14pt"/>
    </style:style>
    <style:style style:name="P8" style:family="paragraph" style:parent-style-name="Standard">
      <style:paragraph-properties fo:line-height="150%"/>
      <style:text-properties style:font-name="Times New Roman" fo:font-size="14pt" officeooo:paragraph-rsid="001af120" style:font-size-asian="14pt" style:font-size-complex="14pt"/>
    </style:style>
    <style:style style:name="P9" style:family="paragraph" style:parent-style-name="Standard">
      <style:paragraph-properties fo:line-height="150%" style:writing-mode="lr-tb"/>
      <style:text-properties style:font-name="Times New Roman" fo:font-size="14pt" officeooo:paragraph-rsid="001af120" style:font-size-asian="14pt" style:font-size-complex="14pt"/>
    </style:style>
    <style:style style:name="P10" style:family="paragraph" style:parent-style-name="Standard">
      <loext:graphic-properties draw:fill="none"/>
      <style:paragraph-properties fo:margin-left="13.7cm" fo:margin-right="0cm" fo:line-height="150%" fo:text-indent="0cm" style:auto-text-indent="false" fo:background-color="transparent" style:writing-mode="lr-tb"/>
      <style:text-properties style:font-name="Times New Roman" fo:font-size="14pt" officeooo:paragraph-rsid="001af120" style:font-size-asian="14pt" style:font-size-complex="14pt"/>
    </style:style>
    <style:style style:name="P11" style:family="paragraph" style:parent-style-name="Standard">
      <loext:graphic-properties draw:fill="none"/>
      <style:paragraph-properties fo:margin-left="9.925cm" fo:margin-right="0cm" fo:line-height="150%" fo:text-indent="0cm" style:auto-text-indent="false" fo:background-color="transparent" style:writing-mode="lr-tb"/>
      <style:text-properties style:font-name="Times New Roman" fo:font-size="14pt" officeooo:paragraph-rsid="001af120" style:font-size-asian="14pt" style:font-size-complex="14pt"/>
    </style:style>
    <style:style style:name="P12" style:family="paragraph" style:parent-style-name="Standard">
      <loext:graphic-properties draw:fill="none"/>
      <style:paragraph-properties fo:margin-left="13.7cm" fo:margin-right="0cm" fo:line-height="150%" fo:text-indent="0cm" style:auto-text-indent="false" fo:background-color="transparent" style:writing-mode="lr-tb"/>
      <style:text-properties style:font-name="Times New Roman" fo:font-size="14pt" officeooo:rsid="001af120" officeooo:paragraph-rsid="001af120" style:font-size-asian="14pt" style:font-size-complex="14pt"/>
    </style:style>
    <style:style style:name="P13" style:family="paragraph" style:parent-style-name="Standard">
      <style:paragraph-properties fo:line-height="150%" fo:text-align="center" style:justify-single-word="false" style:writing-mode="lr-tb"/>
      <style:text-properties style:font-name="Times New Roman" fo:font-size="14pt" fo:font-weight="normal" officeooo:rsid="0012eb2d" officeooo:paragraph-rsid="001af120" style:font-size-asian="14pt" style:font-weight-asian="normal" style:font-size-complex="14pt" style:font-weight-complex="normal"/>
    </style:style>
    <style:style style:name="P14" style:family="paragraph" style:parent-style-name="Standard">
      <style:paragraph-properties fo:line-height="150%" fo:text-align="center" style:justify-single-word="false" style:writing-mode="lr-tb"/>
      <style:text-properties style:font-name="Times New Roman" fo:font-size="14pt" fo:font-weight="normal" officeooo:paragraph-rsid="001af120" style:font-size-asian="14pt" style:font-weight-asian="normal" style:font-size-complex="14pt" style:font-weight-complex="normal"/>
    </style:style>
    <style:style style:name="P15" style:family="paragraph" style:parent-style-name="Standard">
      <style:paragraph-properties fo:line-height="150%" fo:text-align="justify" style:justify-single-word="false" style:writing-mode="lr-tb"/>
      <style:text-properties style:font-name="Times New Roman" fo:font-size="14pt" fo:font-weight="normal" officeooo:paragraph-rsid="001af120" style:font-size-asian="14pt" style:font-weight-asian="normal" style:font-size-complex="14pt" style:font-weight-complex="normal"/>
    </style:style>
    <style:style style:name="P16" style:family="paragraph" style:parent-style-name="Standard">
      <style:paragraph-properties fo:line-height="150%" fo:text-align="justify" style:justify-single-word="false" style:writing-mode="lr-tb"/>
      <style:text-properties style:font-name="Times New Roman" fo:font-size="14pt" fo:font-weight="normal" officeooo:rsid="001c173f" officeooo:paragraph-rsid="001c173f" style:font-size-asian="14pt" style:font-weight-asian="normal" style:font-size-complex="14pt" style:font-weight-complex="normal"/>
    </style:style>
    <style:style style:name="P17" style:family="paragraph" style:parent-style-name="Standard">
      <style:paragraph-properties fo:line-height="150%" fo:text-align="justify" style:justify-single-word="false" style:writing-mode="lr-tb"/>
      <style:text-properties officeooo:paragraph-rsid="001af120"/>
    </style:style>
    <style:style style:name="P18" style:family="paragraph" style:parent-style-name="Standard">
      <style:paragraph-properties fo:line-height="150%" fo:text-align="justify" style:justify-single-word="false" style:writing-mode="lr-tb"/>
      <style:text-properties style:font-name="Courier New" fo:font-size="10pt" fo:font-weight="normal" officeooo:rsid="001dda9b" officeooo:paragraph-rsid="001dda9b" style:font-size-asian="10pt" style:font-weight-asian="normal" style:font-size-complex="10pt" style:font-weight-complex="normal"/>
    </style:style>
    <style:style style:name="P19" style:family="paragraph" style:parent-style-name="Standard">
      <style:paragraph-properties fo:line-height="150%" fo:text-align="justify" style:justify-single-word="false" style:writing-mode="lr-tb"/>
      <style:text-properties style:font-name="Courier New" fo:font-size="10pt" fo:font-weight="normal" officeooo:rsid="001c173f" officeooo:paragraph-rsid="001dda9b" style:font-size-asian="10pt" style:font-weight-asian="normal" style:font-size-complex="10pt" style:font-weight-complex="normal"/>
    </style:style>
    <style:style style:name="P20" style:family="paragraph" style:parent-style-name="Standard">
      <style:paragraph-properties fo:line-height="150%" fo:text-align="justify" style:justify-single-word="false" style:writing-mode="lr-tb"/>
      <style:text-properties style:font-name="Courier New" fo:font-size="10pt" fo:font-weight="bold" officeooo:rsid="001dda9b" officeooo:paragraph-rsid="001dda9b" style:font-size-asian="10pt" style:font-weight-asian="bold" style:font-size-complex="10pt" style:font-weight-complex="bold"/>
    </style:style>
    <style:style style:name="P21" style:family="paragraph" style:parent-style-name="Standard">
      <style:paragraph-properties fo:line-height="150%" fo:text-align="justify" style:justify-single-word="false" style:writing-mode="lr-tb"/>
      <style:text-properties style:font-name="Courier New" fo:font-size="10pt" fo:font-weight="bold" officeooo:rsid="001fd935" officeooo:paragraph-rsid="001fd935" style:font-size-asian="10pt" style:font-weight-asian="bold" style:font-size-complex="10pt" style:font-weight-complex="bold"/>
    </style:style>
    <style:style style:name="P22" style:family="paragraph" style:parent-style-name="Standard">
      <style:paragraph-properties fo:line-height="150%" fo:text-align="justify" style:justify-single-word="false" style:writing-mode="lr-tb"/>
      <style:text-properties style:font-name="Courier New" fo:font-size="10pt" fo:font-weight="bold" officeooo:rsid="0021945f" officeooo:paragraph-rsid="0021945f" style:font-size-asian="10pt" style:font-weight-asian="bold" style:font-size-complex="10pt" style:font-weight-complex="bold"/>
    </style:style>
    <style:style style:name="P23" style:family="paragraph" style:parent-style-name="Standard">
      <style:paragraph-properties fo:line-height="150%" fo:text-align="justify" style:justify-single-word="false" style:writing-mode="lr-tb"/>
      <style:text-properties style:font-name="Times New Roman" fo:font-size="14pt" fo:font-weight="normal" officeooo:paragraph-rsid="001af120" style:font-size-asian="14pt" style:font-weight-asian="normal" style:font-size-complex="14pt" style:font-weight-complex="normal"/>
    </style:style>
    <style:style style:name="P24" style:family="paragraph" style:parent-style-name="Standard">
      <style:paragraph-properties fo:line-height="150%" fo:text-align="justify" style:justify-single-word="false" style:writing-mode="lr-tb"/>
      <style:text-properties style:font-name="Courier New" fo:font-size="10pt" fo:font-weight="normal" officeooo:rsid="001c173f" officeooo:paragraph-rsid="001c173f" style:font-size-asian="10pt" style:font-weight-asian="normal" style:font-size-complex="10pt" style:font-weight-complex="normal"/>
    </style:style>
    <style:style style:name="P25" style:family="paragraph" style:parent-style-name="Standard">
      <style:paragraph-properties fo:line-height="150%" fo:text-align="justify" style:justify-single-word="false" style:writing-mode="lr-tb"/>
      <style:text-properties style:font-name="Courier New" fo:font-size="10pt" fo:font-weight="normal" officeooo:rsid="001c173f" officeooo:paragraph-rsid="001dda9b" style:font-size-asian="10pt" style:font-weight-asian="normal" style:font-size-complex="10pt" style:font-weight-complex="normal"/>
    </style:style>
    <style:style style:name="P26" style:family="paragraph" style:parent-style-name="Standard">
      <style:paragraph-properties fo:line-height="150%" fo:text-align="justify" style:justify-single-word="false" style:writing-mode="lr-tb"/>
      <style:text-properties style:font-name="Courier New" fo:font-size="10pt" fo:font-weight="normal" officeooo:rsid="001dda9b" officeooo:paragraph-rsid="001dda9b" style:font-size-asian="10pt" style:font-weight-asian="normal" style:font-size-complex="10pt" style:font-weight-complex="normal"/>
    </style:style>
    <style:style style:name="P27" style:family="paragraph" style:parent-style-name="Standard">
      <style:paragraph-properties fo:line-height="150%" fo:text-align="justify" style:justify-single-word="false" style:writing-mode="lr-tb"/>
      <style:text-properties style:font-name="Courier New" fo:font-size="10pt" fo:font-weight="normal" officeooo:rsid="001dda9b" officeooo:paragraph-rsid="00224bb6" style:font-size-asian="10pt" style:font-weight-asian="normal" style:font-size-complex="10pt" style:font-weight-complex="normal"/>
    </style:style>
    <style:style style:name="P28" style:family="paragraph" style:parent-style-name="Standard">
      <style:paragraph-properties fo:line-height="150%" fo:text-align="justify" style:justify-single-word="false" style:writing-mode="lr-tb"/>
      <style:text-properties style:font-name="Courier New" fo:font-size="10pt" fo:font-weight="normal" officeooo:rsid="0022570b" officeooo:paragraph-rsid="0022570b" style:font-size-asian="10pt" style:font-weight-asian="normal" style:font-size-complex="10pt" style:font-weight-complex="normal"/>
    </style:style>
    <style:style style:name="P29" style:family="paragraph" style:parent-style-name="Standard">
      <style:paragraph-properties fo:line-height="150%" fo:text-align="justify" style:justify-single-word="false" style:writing-mode="lr-tb"/>
      <style:text-properties style:font-name="Courier New" fo:font-size="10pt" fo:font-weight="bold" officeooo:rsid="0022570b" officeooo:paragraph-rsid="0022570b" style:font-size-asian="10pt" style:font-weight-asian="bold" style:font-size-complex="10pt" style:font-weight-complex="bold"/>
    </style:style>
    <style:style style:name="T1" style:family="text">
      <style:text-properties officeooo:rsid="000de3e6"/>
    </style:style>
    <style:style style:name="T2" style:family="text">
      <style:text-properties officeooo:rsid="0024a5c7"/>
    </style:style>
    <style:style style:name="T3" style:family="text">
      <style:text-properties fo:font-style="italic" style:font-style-asian="italic" style:font-style-complex="italic"/>
    </style:style>
    <style:style style:name="T4" style:family="text">
      <style:text-properties fo:language="uk" fo:country="UA" style:font-name-complex="Times New Roman1"/>
    </style:style>
    <style:style style:name="T5" style:family="text">
      <style:text-properties fo:language="uk" fo:country="UA" officeooo:rsid="0012eb2d" style:font-name-complex="Times New Roman1"/>
    </style:style>
    <style:style style:name="T6" style:family="text">
      <style:text-properties fo:font-weight="normal" style:font-weight-asian="normal" style:font-weight-complex="normal"/>
    </style:style>
    <style:style style:name="T7" style:family="text">
      <style:text-properties fo:font-weight="normal" officeooo:rsid="0024a5c7" style:font-weight-asian="normal" style:font-weight-complex="normal"/>
    </style:style>
    <style:style style:name="T8" style:family="text">
      <style:text-properties fo:font-weight="normal" officeooo:rsid="001af120"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cd4d9" style:font-weight-asian="bold" style:font-weight-complex="bold"/>
    </style:style>
    <style:style style:name="T11" style:family="text">
      <style:text-properties fo:font-weight="bold" officeooo:rsid="0021945f" style:font-weight-asian="bold" style:font-weight-complex="bold"/>
    </style:style>
    <style:style style:name="T12" style:family="text">
      <style:text-properties fo:font-weight="bold" officeooo:rsid="0022570b" style:font-weight-asian="bold" style:font-weight-complex="bold"/>
    </style:style>
    <style:style style:name="T13" style:family="text">
      <style:text-properties officeooo:rsid="0010e737"/>
    </style:style>
    <style:style style:name="T14" style:family="text">
      <style:text-properties officeooo:rsid="0012eb2d"/>
    </style:style>
    <style:style style:name="T15" style:family="text">
      <style:text-properties officeooo:rsid="001af120"/>
    </style:style>
    <style:style style:name="T16" style:family="text">
      <style:text-properties style:font-name="Times New Roman" fo:font-size="14pt" fo:font-weight="bold" style:font-size-asian="14pt" style:font-weight-asian="bold" style:font-size-complex="14pt" style:font-weight-complex="bold"/>
    </style:style>
    <style:style style:name="T17" style:family="text">
      <style:text-properties style:font-name="Times New Roman" fo:font-size="14pt" fo:font-weight="normal" style:font-size-asian="14pt" style:font-weight-asian="normal" style:font-size-complex="14pt" style:font-weight-complex="normal"/>
    </style:style>
    <style:style style:name="T18" style:family="text">
      <style:text-properties style:font-name="Times New Roman" fo:font-size="14pt" fo:font-weight="normal" officeooo:rsid="001af120" style:font-size-asian="14pt" style:font-weight-asian="normal" style:font-size-complex="14pt" style:font-weight-complex="normal"/>
    </style:style>
    <style:style style:name="T19" style:family="text">
      <style:text-properties officeooo:rsid="0021945f"/>
    </style:style>
    <style:style style:name="T20" style:family="text">
      <style:text-properties officeooo:rsid="00224bb6"/>
    </style:style>
    <style:style style:name="T21" style:family="text">
      <style:text-properties officeooo:rsid="0022570b"/>
    </style:style>
    <style:style style:name="T22" style:family="text">
      <style:text-properties officeooo:rsid="002324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М</text:span>ІНІСТЕРСТВО ОСВІТИ І НАУКИ УКРАЇН<text:bookmark text:name="page120R_mcid6"/><text:span text:style-name="T2">И</text:span><text:line-break/>НАЦІОНАЛЬНИЙ УНІВЕРСИТЕТ «ЛЬВІВСЬКА ПОЛІТЕХНІКА»<text:line-break/><text:span text:style-name="T3">Кафедра інформаційних систем та мереж</text:span></text:p>
      <text:p text:style-name="P8"/>
      <text:p text:style-name="P8"/>
      <text:p text:style-name="P8"/>
      <text:p text:style-name="P8"/>
      <text:p text:style-name="P8"/>
      <text:p text:style-name="P4">ЗВІТ</text:p>
      <text:p text:style-name="P13">про виконання лабораторної роботи № <text:span text:style-name="T20">7</text:span></text:p>
      <text:p text:style-name="P14"><text:span text:style-name="T5">«Робота з API та веб-сервісами</text:span><text:span text:style-name="T4">»</text:span></text:p>
      <text:p text:style-name="P7"><text:span text:style-name="T7">з</text:span><text:span text:style-name="T6"> дисципліни "</text:span><text:span text:style-name="T8">Спеціалізовані мови програмування</text:span><text:span text:style-name="T7">”</text:span><text:span text:style-name="T9"><text:line-break/></text:span></text:p>
      <text:p text:style-name="P8"/>
      <text:p text:style-name="P9"/>
      <text:p text:style-name="P9"/>
      <text:p text:style-name="P9"/>
      <text:p text:style-name="P2"><text:span text:style-name="T2">В</text:span>икона<text:span text:style-name="T1">ла:</text:span></text:p>
      <text:p text:style-name="P10">ст. гр. <text:span text:style-name="T13">ІТ</text:span><text:span text:style-name="T14">-</text:span><text:span text:style-name="T13">3</text:span><text:span text:style-name="T14">2</text:span><text:span text:style-name="T1">,</text:span><text:line-break/><text:span text:style-name="T13">Троцько О. М.</text:span><text:span text:style-name="T1"> </text:span></text:p>
      <text:p text:style-name="P5">Прийняв:</text:p>
      <text:p text:style-name="P12">Щербак С. С.</text:p>
      <text:p text:style-name="P11"/>
      <text:p text:style-name="P11"/>
      <text:p text:style-name="P9"/>
      <text:p text:style-name="P9"/>
      <text:p text:style-name="P3"/>
      <text:p text:style-name="P1">ЛЬВІВ – 20<text:span text:style-name="T1">23</text:span></text:p>
      <text:p text:style-name="P17"><text:soft-page-break/><text:span text:style-name="T16">Мета:</text:span><text:span text:style-name="T17"> створення консольного об’єктно - орієнтованого додатка з використанням API</text:span><text:span text:style-name="T18">.</text:span></text:p>
      <text:p text:style-name="P1">План роботи</text:p>
      <text:p text:style-name="P15"><text:span text:style-name="T9">Завдання 1: </text:span>Вибір провайдера API</text:p>
      <text:p text:style-name="P15">Виберіть надійний API, який надає через HTTP необхідні дані для віддаленого зберігання, вивантаження або реалізуйте свій. Для прикладу це може бути jsonplaceholder.org</text:p>
      <text:p text:style-name="P15"><text:span text:style-name="T9">Завдання 2: </text:span>Інтеграція API</text:p>
      <text:p text:style-name="P15">Виберіть бібліотеку для роботи з API та обробки HTTP запитів (для прикладу це може бути бібліотека Requests). Інтегруйте обраний API в ваш консольний додаток на Python. <text:s/>Ознайомтеся з документацією API та налаштуйте необхідний API-ключ чи облікові дані.</text:p>
      <text:p text:style-name="P15"><text:span text:style-name="T9">Завдання 3:</text:span> Введення користувача</text:p>
      <text:p text:style-name="P15">Розробіть користувальницький інтерфейс, який дозволяє користувачам візуалізувати всі доступні дані в табличному вигляді та у вигляді списку. <text:s/>Реалізуйте механізм для збору та перевірки введеного даних користувачем.</text:p>
      <text:p text:style-name="P15"><text:span text:style-name="T9">Завдання 4: </text:span>Розбір введення користувача</text:p>
      <text:p text:style-name="P15">Створіть розбірник для видобування та інтерпретації виразів користувача на основі регулярних виразів, наприклад, для візуалізації дат, телефонів, тощо. Переконайтеся, що розбірник обробляє різні формати введення та надає зворотний зв'язок про помилки.</text:p>
      <text:p text:style-name="P15"><text:span text:style-name="T9">Завдання 5:</text:span> Відображення результатів</text:p>
      <text:p text:style-name="P15">Реалізуйте логіку для візуалізації даних через API в консолі. Обробляйте відповіді API для отримання даних у вигляді таблиць, списків. Заголовки таблиць, списків мають виділяться кольором та шрифтом, які задається користувачем </text:p>
      <text:p text:style-name="P15"><text:span text:style-name="T9">Завдання 6:</text:span> Збереження даних</text:p>
      <text:p text:style-name="P15">Реалізуйте <text:s/>можливості збереження даних у чіткому та читабельному форматі JSON, CSV та TXT </text:p>
      <text:p text:style-name="P15"><text:soft-page-break/><text:span text:style-name="T9">Завдання 7: </text:span>Обробка помилок</text:p>
      <text:p text:style-name="P15">Розробіть надійний механізм обробки помилок для керування помилками API, некоректним введенням користувача та іншими можливими проблемами. Надавайте інформативні повідомлення про помилки.</text:p>
      <text:p text:style-name="P15"><text:span text:style-name="T9">Завдання 8:</text:span> Ведення історії обчислень</text:p>
      <text:p text:style-name="P15">Включіть функцію, яка реєструє запити користувача, включаючи введені запити та відповідні результати. Дозвольте користувачам переглядати та рецензувати історію своїх запитів.</text:p>
      <text:p text:style-name="P15"><text:span text:style-name="T9">Завдання 9:</text:span> Юніт-тести</text:p>
      <text:p text:style-name="P15">Напишіть юніт-тести для перевірки функціональності вашого додатку. Тестуйте різні операції, граничні випадки та сценарії помилок.</text:p>
      <text:p text:style-name="P15"/>
      <text:p text:style-name="P16">Код програми:</text:p>
      <text:p text:style-name="P20"># <text:span text:style-name="T20">auth</text:span>.py</text:p>
      <text:p text:style-name="P24">"""</text:p>
      <text:p text:style-name="P24">Authentication Module</text:p>
      <text:p text:style-name="P24"/>
      <text:p text:style-name="P24">This module manages the authentication process to obtain access tokens from the authentication server.</text:p>
      <text:p text:style-name="P24">It provides functions to retrieve tokens and generate authorization headers required for API requests.</text:p>
      <text:p text:style-name="P24">"""</text:p>
      <text:p text:style-name="P24">import os</text:p>
      <text:p text:style-name="P24">import base64</text:p>
      <text:p text:style-name="P24">import json</text:p>
      <text:p text:style-name="P24"/>
      <text:p text:style-name="P24">from dotenv import load_dotenv</text:p>
      <text:p text:style-name="P24">from requests import post</text:p>
      <text:p text:style-name="P24">from shared.settings import get_lab_settings</text:p>
      <text:p text:style-name="P24"/>
      <text:p text:style-name="P24">settings = get_lab_settings("lab7")</text:p>
      <text:p text:style-name="P24">URLS = settings["urls"]</text:p>
      <text:p text:style-name="P24">TOKEN_URL = URLS["token_url"]</text:p>
      <text:p text:style-name="P24"/>
      <text:p text:style-name="P24"><text:soft-page-break/>load_dotenv()</text:p>
      <text:p text:style-name="P24"/>
      <text:p text:style-name="P24">CLIENT_ID = os.getenv("CLIENT_ID")</text:p>
      <text:p text:style-name="P24">CLIENT_SECRET = os.getenv("CLIENT_SECRET")</text:p>
      <text:p text:style-name="P24"/>
      <text:p text:style-name="P24">def get_token():</text:p>
      <text:p text:style-name="P24"><text:s text:c="4"/>"""</text:p>
      <text:p text:style-name="P24"><text:s text:c="4"/>Retrieves an access token from the authentication server.</text:p>
      <text:p text:style-name="P24"/>
      <text:p text:style-name="P24"><text:s text:c="4"/>Returns:</text:p>
      <text:p text:style-name="P24"><text:s text:c="8"/>str: The access token.</text:p>
      <text:p text:style-name="P24"><text:s text:c="4"/>"""</text:p>
      <text:p text:style-name="P24"><text:s text:c="4"/>auth_string = CLIENT_ID + ":" + CLIENT_SECRET</text:p>
      <text:p text:style-name="P24"><text:s text:c="4"/>auth_bytes = auth_string.encode("utf-8")</text:p>
      <text:p text:style-name="P24"><text:s text:c="4"/>auth_base64 = str(base64.b64encode(auth_bytes), "utf-8")</text:p>
      <text:p text:style-name="P24"/>
      <text:p text:style-name="P24"><text:s text:c="4"/>headers = {</text:p>
      <text:p text:style-name="P24"><text:s text:c="8"/>"Authorization": "Basic " + auth_base64,</text:p>
      <text:p text:style-name="P24"><text:s text:c="8"/>"Content-Type": "application/x-www-form-urlencoded"</text:p>
      <text:p text:style-name="P24"><text:s text:c="4"/>}</text:p>
      <text:p text:style-name="P24"/>
      <text:p text:style-name="P24"><text:s text:c="4"/>data = {"grant_type":"client_credentials"}</text:p>
      <text:p text:style-name="P24"/>
      <text:p text:style-name="P24"><text:s text:c="4"/>result = post(TOKEN_URL, headers=headers, data=data)</text:p>
      <text:p text:style-name="P24"><text:s text:c="4"/>json_result = json.loads(result.content)</text:p>
      <text:p text:style-name="P24"><text:s text:c="4"/>token = json_result["access_token"]</text:p>
      <text:p text:style-name="P24"/>
      <text:p text:style-name="P24"><text:s text:c="4"/>return token</text:p>
      <text:p text:style-name="P24"/>
      <text:p text:style-name="P24"/>
      <text:p text:style-name="P24">def get_auth_header(token):</text:p>
      <text:p text:style-name="P24"><text:s text:c="4"/>"""</text:p>
      <text:p text:style-name="P24"><text:s text:c="4"/>Generates the authorization header using the provided access token.</text:p>
      <text:p text:style-name="P24"/>
      <text:p text:style-name="P24"><text:s text:c="4"/>Args:</text:p>
      <text:p text:style-name="P24"><text:s text:c="8"/>token (str): The access token.</text:p>
      <text:p text:style-name="P24"/>
      <text:p text:style-name="P24"><text:s text:c="4"/>Returns:</text:p>
      <text:p text:style-name="P24"><text:s text:c="8"/>dict: The authorization header.</text:p>
      <text:p text:style-name="P24"><text:s text:c="4"/>"""</text:p>
      <text:p text:style-name="P24"><text:soft-page-break/><text:s text:c="4"/>return { "Authorization": "Bearer " + token }</text:p>
      <text:p text:style-name="P24"/>
      <text:p text:style-name="P20"># <text:span text:style-name="T20">album</text:span>.py</text:p>
      <text:p text:style-name="P18">"""</text:p>
      <text:p text:style-name="P18">Spotify Album Module</text:p>
      <text:p text:style-name="P18"/>
      <text:p text:style-name="P18">This module provides a class for representing albums and methods to interact with the Spotify API</text:p>
      <text:p text:style-name="P18">to retrieve album information. It includes functionality to initialize an Album object, search for</text:p>
      <text:p text:style-name="P18">an album by name, and obtain details such as the album's release date, artist information, and</text:p>
      <text:p text:style-name="P18">Spotify link.</text:p>
      <text:p text:style-name="P18">"""</text:p>
      <text:p text:style-name="P18"/>
      <text:p text:style-name="P18">from shared.settings import get_lab_settings</text:p>
      <text:p text:style-name="P18">from classes.lab7.api_classes.api_error_handling.api_error_handling import APIError, APIRequest</text:p>
      <text:p text:style-name="P18">from classes.lab7.auth.auth import get_auth_header, get_token</text:p>
      <text:p text:style-name="P18"/>
      <text:p text:style-name="P18">settings = get_lab_settings("lab7")</text:p>
      <text:p text:style-name="P18">BASE_URL = settings["urls"]["base_url"]</text:p>
      <text:p text:style-name="P18"/>
      <text:p text:style-name="P18">class Album:</text:p>
      <text:p text:style-name="P18"><text:s text:c="4"/>"""</text:p>
      <text:p text:style-name="P18"><text:s text:c="4"/>Represents an album.</text:p>
      <text:p text:style-name="P18"/>
      <text:p text:style-name="P18"><text:s text:c="4"/>Attributes:</text:p>
      <text:p text:style-name="P18"><text:s text:c="8"/>id (str): The ID of the album.</text:p>
      <text:p text:style-name="P18"><text:s text:c="8"/>album_name (str): The name of the album.</text:p>
      <text:p text:style-name="P18"><text:s text:c="8"/>artist (dict): The artist of the album, containing the ID, name, and Spotify link.</text:p>
      <text:p text:style-name="P18"><text:s text:c="8"/>release_date (str): The release date of the album.</text:p>
      <text:p text:style-name="P18"><text:s text:c="8"/>spotify_link (str): The Spotify link of the album.</text:p>
      <text:p text:style-name="P18"><text:s text:c="4"/>"""</text:p>
      <text:p text:style-name="P18"/>
      <text:p text:style-name="P18"><text:s text:c="4"/># def __init__(self, name):</text:p>
      <text:p text:style-name="P18"><text:s text:c="4"/># <text:s text:c="4"/>"""</text:p>
      <text:p text:style-name="P18"><text:s text:c="4"/># <text:s text:c="4"/>Initializes an Album object.</text:p>
      <text:p text:style-name="P18"/>
      <text:p text:style-name="P18"><text:soft-page-break/><text:s text:c="4"/># <text:s text:c="4"/>Args:</text:p>
      <text:p text:style-name="P18"><text:s text:c="4"/># <text:s text:c="8"/>name (str): The name of the album.</text:p>
      <text:p text:style-name="P18"><text:s text:c="4"/># <text:s text:c="4"/>"""</text:p>
      <text:p text:style-name="P18"><text:s text:c="4"/># <text:s text:c="4"/>self.id = None</text:p>
      <text:p text:style-name="P18"><text:s text:c="4"/># <text:s text:c="4"/>self.album_name = None</text:p>
      <text:p text:style-name="P18"><text:s text:c="4"/># <text:s text:c="4"/>self.artist = None</text:p>
      <text:p text:style-name="P18"><text:s text:c="4"/># <text:s text:c="4"/>self.release_date = None</text:p>
      <text:p text:style-name="P18"><text:s text:c="4"/># <text:s text:c="4"/>self.spotify_link = None</text:p>
      <text:p text:style-name="P18"><text:s text:c="4"/># <text:s text:c="4"/>self.init_album(name)</text:p>
      <text:p text:style-name="P18"/>
      <text:p text:style-name="P18"><text:s text:c="4"/>def __init__(self):</text:p>
      <text:p text:style-name="P18"><text:s text:c="8"/>"""</text:p>
      <text:p text:style-name="P18"><text:s text:c="8"/>Initializes an empty Album object.</text:p>
      <text:p text:style-name="P18"><text:s text:c="8"/>"""</text:p>
      <text:p text:style-name="P18"><text:s text:c="8"/>self.id = None</text:p>
      <text:p text:style-name="P18"><text:s text:c="8"/>self.album_name = None</text:p>
      <text:p text:style-name="P18"><text:s text:c="8"/>self.artist = None</text:p>
      <text:p text:style-name="P18"><text:s text:c="8"/>self.release_date = None</text:p>
      <text:p text:style-name="P18"><text:s text:c="8"/>self.spotify_link = None</text:p>
      <text:p text:style-name="P18"/>
      <text:p text:style-name="P18"><text:s text:c="4"/>def __str__(self):</text:p>
      <text:p text:style-name="P18"><text:s text:c="8"/>"""</text:p>
      <text:p text:style-name="P18"><text:s text:c="8"/>Returns a formatted JSON representation of the album.</text:p>
      <text:p text:style-name="P18"/>
      <text:p text:style-name="P18"><text:s text:c="8"/>Returns:</text:p>
      <text:p text:style-name="P18"><text:s text:c="12"/>str: The formatted JSON representation of the album.</text:p>
      <text:p text:style-name="P18"><text:s text:c="8"/>"""</text:p>
      <text:p text:style-name="P18"><text:s text:c="8"/>return str(self.get_album_formatted_json())</text:p>
      <text:p text:style-name="P18"><text:s text:c="4"/></text:p>
      <text:p text:style-name="P18"><text:s text:c="4"/># def get_album_json_from_api(self, album_name):</text:p>
      <text:p text:style-name="P18"><text:s text:c="4"/># <text:s text:c="4"/>"""</text:p>
      <text:p text:style-name="P18"><text:s text:c="4"/># <text:s text:c="4"/>Retrieves the album JSON data from the API.</text:p>
      <text:p text:style-name="P18"/>
      <text:p text:style-name="P18"><text:s text:c="4"/># <text:s text:c="4"/>Args:</text:p>
      <text:p text:style-name="P18"><text:s text:c="4"/># <text:s text:c="8"/>album_name (str): The name of the album.</text:p>
      <text:p text:style-name="P18"/>
      <text:p text:style-name="P18"><text:s text:c="4"/># <text:s text:c="4"/>Returns:</text:p>
      <text:p text:style-name="P18"><text:s text:c="4"/># <text:s text:c="8"/>dict: The album JSON data.</text:p>
      <text:p text:style-name="P18"><text:s text:c="4"/># <text:s text:c="4"/>"""</text:p>
      <text:p text:style-name="P18"><text:s text:c="4"/># <text:s text:c="4"/>try:</text:p>
      <text:p text:style-name="P18"><text:soft-page-break/><text:s text:c="4"/># <text:s text:c="8"/>token = get_token()</text:p>
      <text:p text:style-name="P18"><text:s text:c="4"/># <text:s text:c="8"/>headers = get_auth_header(token)</text:p>
      <text:p text:style-name="P18"><text:s text:c="4"/># <text:s text:c="8"/>url = BASE_URL + "search"</text:p>
      <text:p text:style-name="P18"><text:s text:c="4"/># <text:s text:c="8"/>query = f"?q={album_name}&amp;type=album&amp;limit=1"</text:p>
      <text:p text:style-name="P18"/>
      <text:p text:style-name="P18"><text:s text:c="4"/># <text:s text:c="8"/>query_url = url + query</text:p>
      <text:p text:style-name="P18"><text:s text:c="4"/># <text:s text:c="8"/>result = get(query_url, headers=headers)</text:p>
      <text:p text:style-name="P18"><text:s text:c="4"/># <text:s text:c="8"/>json_result = json.loads(result.content)["albums"]["items"]</text:p>
      <text:p text:style-name="P18"><text:s text:c="4"/># <text:s text:c="8"/>if not json_result:</text:p>
      <text:p text:style-name="P18"><text:s text:c="4"/># <text:s text:c="12"/>print("No album with this name exists...")</text:p>
      <text:p text:style-name="P18"><text:s text:c="4"/># <text:s text:c="12"/>return None</text:p>
      <text:p text:style-name="P18"><text:s text:c="4"/># <text:s text:c="8"/>return json_result[0]</text:p>
      <text:p text:style-name="P18"><text:s text:c="8"/></text:p>
      <text:p text:style-name="P18"><text:s text:c="4"/># <text:s text:c="4"/>except exceptions.RequestException as exception:</text:p>
      <text:p text:style-name="P18"><text:s text:c="4"/># <text:s text:c="8"/>print(f"Error making API request: {exception}")</text:p>
      <text:p text:style-name="P18"><text:s text:c="4"/># <text:s text:c="8"/>return None</text:p>
      <text:p text:style-name="P18"/>
      <text:p text:style-name="P18"><text:s text:c="4"/># <text:s text:c="4"/>except json.JSONDecodeError as exception:</text:p>
      <text:p text:style-name="P18"><text:s text:c="4"/># <text:s text:c="8"/>print(f"Error decoding JSON response: {exception}")</text:p>
      <text:p text:style-name="P18"><text:s text:c="4"/># <text:s text:c="8"/>return None</text:p>
      <text:p text:style-name="P18"/>
      <text:p text:style-name="P18"><text:s text:c="4"/># <text:s text:c="4"/>except KeyError as exception:</text:p>
      <text:p text:style-name="P18"><text:s text:c="4"/># <text:s text:c="8"/>print(f"Unexpected response format: {exception}")</text:p>
      <text:p text:style-name="P18"><text:s text:c="4"/># <text:s text:c="8"/>return None</text:p>
      <text:p text:style-name="P18"/>
      <text:p text:style-name="P18"><text:s text:c="4"/># <text:s text:c="4"/>except Exception as exception:</text:p>
      <text:p text:style-name="P18"><text:s text:c="4"/># <text:s text:c="8"/>print(f"An unexpected error occurred: {exception}")</text:p>
      <text:p text:style-name="P18"><text:s text:c="4"/># <text:s text:c="8"/>return None</text:p>
      <text:p text:style-name="P18"/>
      <text:p text:style-name="P18"><text:s text:c="4"/>def get_album_json_from_api(self, album_name):</text:p>
      <text:p text:style-name="P18"><text:s text:c="8"/>"""</text:p>
      <text:p text:style-name="P18"><text:s text:c="8"/>Retrieves the JSON data of an album from the API based on the album name.</text:p>
      <text:p text:style-name="P18"/>
      <text:p text:style-name="P18"><text:s text:c="8"/>Args:</text:p>
      <text:p text:style-name="P18"><text:s text:c="12"/>album_name (str): The name of the album to search for.</text:p>
      <text:p text:style-name="P18"/>
      <text:p text:style-name="P18"><text:s text:c="8"/>Returns:</text:p>
      <text:p text:style-name="P18"><text:s text:c="12"/>dict: The JSON data of the album, or None if no album with the given name exists.</text:p>
      <text:p text:style-name="P18"/>
      <text:p text:style-name="P18"><text:soft-page-break/><text:s text:c="8"/>Raises:</text:p>
      <text:p text:style-name="P18"><text:s text:c="12"/>APIError: If there is an error while making the API request.</text:p>
      <text:p text:style-name="P18"><text:s text:c="8"/>"""</text:p>
      <text:p text:style-name="P18"><text:s text:c="12"/></text:p>
      <text:p text:style-name="P18"><text:s text:c="8"/>api_request = APIRequest(BASE_URL)</text:p>
      <text:p text:style-name="P18"><text:s text:c="8"/>try:</text:p>
      <text:p text:style-name="P18"><text:s text:c="12"/>token = get_token()</text:p>
      <text:p text:style-name="P18"><text:s text:c="12"/>headers = get_auth_header(token)</text:p>
      <text:p text:style-name="P18"><text:s text:c="12"/>album_data = api_request.make_request("search", params={"q": album_name, "type": "album", "limit": 1}, headers=headers)</text:p>
      <text:p text:style-name="P18"><text:s text:c="12"/>if not album_data:</text:p>
      <text:p text:style-name="P18"><text:s text:c="16"/>print("No album with this name exists...")</text:p>
      <text:p text:style-name="P18"><text:s text:c="16"/>return None</text:p>
      <text:p text:style-name="P18"><text:s text:c="12"/>return album_data["albums"]["items"][0]</text:p>
      <text:p text:style-name="P18"><text:s text:c="8"/>except APIError as api_error:</text:p>
      <text:p text:style-name="P18"><text:s text:c="12"/>print(f"API Error: {api_error.message}")</text:p>
      <text:p text:style-name="P18"><text:s text:c="4"/></text:p>
      <text:p text:style-name="P18"><text:s text:c="4"/>def init_album(self, name):</text:p>
      <text:p text:style-name="P18"><text:s text:c="8"/>"""</text:p>
      <text:p text:style-name="P18"><text:s text:c="8"/>Initializes the album object with the given name.</text:p>
      <text:p text:style-name="P18"/>
      <text:p text:style-name="P18"><text:s text:c="8"/>Args:</text:p>
      <text:p text:style-name="P18"><text:s text:c="12"/>name (str): The name of the album.</text:p>
      <text:p text:style-name="P18"><text:s text:c="8"/>"""</text:p>
      <text:p text:style-name="P18"><text:s text:c="8"/>album_json = self.get_album_json_from_api(name)</text:p>
      <text:p text:style-name="P18"><text:s text:c="8"/></text:p>
      <text:p text:style-name="P18"><text:s text:c="8"/>if album_json is None:</text:p>
      <text:p text:style-name="P18"><text:s text:c="12"/>print("The object was not created")</text:p>
      <text:p text:style-name="P18"><text:s text:c="12"/>return</text:p>
      <text:p text:style-name="P18"><text:s text:c="8"/>self.set_values(album_json)</text:p>
      <text:p text:style-name="P18"><text:s text:c="8"/></text:p>
      <text:p text:style-name="P18"><text:s text:c="4"/>def set_values(self, album_json):</text:p>
      <text:p text:style-name="P18"><text:s text:c="8"/>"""</text:p>
      <text:p text:style-name="P18"><text:s text:c="8"/>Sets the values of the album object based on the album JSON data.</text:p>
      <text:p text:style-name="P18"/>
      <text:p text:style-name="P18"><text:s text:c="8"/>Args:</text:p>
      <text:p text:style-name="P18"><text:s text:c="12"/>album_json (dict): The album JSON data.</text:p>
      <text:p text:style-name="P18"><text:s text:c="8"/>"""</text:p>
      <text:p text:style-name="P18"><text:s text:c="8"/>self.id = album_json["id"]</text:p>
      <text:p text:style-name="P18"><text:s text:c="8"/>self.album_name = album_json["name"]</text:p>
      <text:p text:style-name="P18"><text:soft-page-break/><text:s text:c="8"/>self.release_date = album_json["release_date"]</text:p>
      <text:p text:style-name="P18"><text:s text:c="8"/>artist_id = album_json["artists"][0]["id"]</text:p>
      <text:p text:style-name="P18"><text:s text:c="8"/>artist_name = album_json["artists"][0]["name"]</text:p>
      <text:p text:style-name="P18"><text:s text:c="8"/>artist_link = album_json["artists"][0]["external_urls"]["spotify"]</text:p>
      <text:p text:style-name="P18"><text:s text:c="8"/>self.artist = {"id": artist_id, "name": artist_name, "spotify_link": artist_link}</text:p>
      <text:p text:style-name="P18"><text:s text:c="8"/>self.spotify_link = album_json["external_urls"]["spotify"]</text:p>
      <text:p text:style-name="P18"/>
      <text:p text:style-name="P18"><text:s text:c="4"/>def get_album_formatted_json(self):</text:p>
      <text:p text:style-name="P18"><text:s text:c="8"/>"""</text:p>
      <text:p text:style-name="P18"><text:s text:c="8"/>Returns a formatted dictionary representation of the album.</text:p>
      <text:p text:style-name="P18"/>
      <text:p text:style-name="P18"><text:s text:c="8"/>Returns:</text:p>
      <text:p text:style-name="P18"><text:s text:c="12"/>dict: The formatted dictionary representation of the album.</text:p>
      <text:p text:style-name="P18"><text:s text:c="8"/>"""</text:p>
      <text:p text:style-name="P18"><text:s text:c="8"/>return {</text:p>
      <text:p text:style-name="P18"><text:s text:c="12"/>'id': self.id,</text:p>
      <text:p text:style-name="P18"><text:s text:c="12"/>'album_name': self.album_name,</text:p>
      <text:p text:style-name="P18"><text:s text:c="12"/>'album_artist': self.artist,</text:p>
      <text:p text:style-name="P18"><text:s text:c="12"/>'release_date': self.release_date,</text:p>
      <text:p text:style-name="P18"><text:s text:c="12"/>'spotify_link': self.spotify_link</text:p>
      <text:p text:style-name="P18"><text:s text:c="8"/>}</text:p>
      <text:p text:style-name="P20"><text:s text:c="4"/></text:p>
      <text:p text:style-name="P20"># <text:span text:style-name="T20">artist</text:span>.py</text:p>
      <text:p text:style-name="P18">"""</text:p>
      <text:p text:style-name="P18">Artist Module</text:p>
      <text:p text:style-name="P18"/>
      <text:p text:style-name="P18">This module defines the Artist class for retrieving artist information from an API.</text:p>
      <text:p text:style-name="P18">"""</text:p>
      <text:p text:style-name="P18">from shared.settings import get_lab_settings</text:p>
      <text:p text:style-name="P18">from classes.lab7.api_classes.api_error_handling.api_error_handling import APIError, APIRequest</text:p>
      <text:p text:style-name="P18">from classes.lab7.auth.auth import get_auth_header, get_token</text:p>
      <text:p text:style-name="P18"/>
      <text:p text:style-name="P18">settings = get_lab_settings("lab7")</text:p>
      <text:p text:style-name="P18">BASE_URL = settings["urls"]["base_url"]</text:p>
      <text:p text:style-name="P18"/>
      <text:p text:style-name="P18">class Artist:</text:p>
      <text:p text:style-name="P18"><text:s text:c="4"/>"""</text:p>
      <text:p text:style-name="P18"><text:soft-page-break/><text:s text:c="4"/>Represents an artist and provides methods for retrieving artist information from an API.</text:p>
      <text:p text:style-name="P18"><text:s text:c="4"/>Attributes:</text:p>
      <text:p text:style-name="P18"><text:s text:c="8"/>id (str): The ID of the artist.</text:p>
      <text:p text:style-name="P18"><text:s text:c="8"/>artist_name (str): The name of the artist.</text:p>
      <text:p text:style-name="P18"><text:s text:c="8"/>spotify_link (str): The Spotify link of the artist.</text:p>
      <text:p text:style-name="P18"><text:s text:c="4"/>"""</text:p>
      <text:p text:style-name="P18"/>
      <text:p text:style-name="P18"><text:s text:c="4"/>def __init__(self):</text:p>
      <text:p text:style-name="P18"><text:s text:c="8"/>"""</text:p>
      <text:p text:style-name="P18"><text:s text:c="8"/>Initializes an instance of the Artist class.</text:p>
      <text:p text:style-name="P18"><text:s text:c="8"/>"""</text:p>
      <text:p text:style-name="P18"><text:s text:c="8"/>self.id = None</text:p>
      <text:p text:style-name="P18"><text:s text:c="8"/>self.artist_name = None</text:p>
      <text:p text:style-name="P18"><text:s text:c="8"/>self.spotify_link = None</text:p>
      <text:p text:style-name="P18"/>
      <text:p text:style-name="P18"><text:s text:c="4"/>def __str__(self):</text:p>
      <text:p text:style-name="P18"><text:s text:c="8"/>"""</text:p>
      <text:p text:style-name="P18"><text:s text:c="8"/>Returns a string representation of the Artist object.</text:p>
      <text:p text:style-name="P18"><text:s text:c="8"/>"""</text:p>
      <text:p text:style-name="P18"><text:s text:c="8"/>return str(self.get_artist_formatted_json())</text:p>
      <text:p text:style-name="P18"><text:s text:c="4"/></text:p>
      <text:p text:style-name="P18"><text:s text:c="4"/># def get_artist_json_from_api(self, artist_name):</text:p>
      <text:p text:style-name="P18"><text:s text:c="4"/># <text:s text:c="4"/>"""</text:p>
      <text:p text:style-name="P18"><text:s text:c="4"/># <text:s text:c="4"/>Retrieves the JSON data for an artist from the API.</text:p>
      <text:p text:style-name="P18"/>
      <text:p text:style-name="P18"><text:s text:c="4"/># <text:s text:c="4"/>Parameters:</text:p>
      <text:p text:style-name="P18"><text:s text:c="4"/># <text:s text:c="4"/>- artist_name (str): The name of the artist.</text:p>
      <text:p text:style-name="P18"/>
      <text:p text:style-name="P18"><text:s text:c="4"/># <text:s text:c="4"/>Returns:</text:p>
      <text:p text:style-name="P18"><text:s text:c="4"/># <text:s text:c="4"/>- dict: The JSON data for the artist, or None if the artist does not exist.</text:p>
      <text:p text:style-name="P18"><text:s text:c="4"/># <text:s text:c="4"/>"""</text:p>
      <text:p text:style-name="P18"><text:s text:c="4"/># <text:s text:c="4"/>try:</text:p>
      <text:p text:style-name="P18"><text:s text:c="4"/># <text:s text:c="8"/>token = get_token()</text:p>
      <text:p text:style-name="P18"><text:s text:c="4"/># <text:s text:c="8"/>headers = get_auth_header(token)</text:p>
      <text:p text:style-name="P18"><text:s text:c="4"/># <text:s text:c="8"/>url = BASE_URL + "search"</text:p>
      <text:p text:style-name="P18"><text:s text:c="4"/># <text:s text:c="8"/>query = f"?q={artist_name}&amp;type=artist&amp;limit=1"</text:p>
      <text:p text:style-name="P18"/>
      <text:p text:style-name="P18"><text:s text:c="4"/># <text:s text:c="8"/>query_url = url + query</text:p>
      <text:p text:style-name="P18"><text:soft-page-break/><text:s text:c="4"/># <text:s text:c="8"/>result = get(query_url, headers=headers)</text:p>
      <text:p text:style-name="P18"><text:s text:c="4"/># <text:s text:c="8"/>json_result = json.loads(result.content)["artists"]["items"]</text:p>
      <text:p text:style-name="P18"><text:s text:c="4"/># <text:s text:c="8"/>if not json_result:</text:p>
      <text:p text:style-name="P18"><text:s text:c="4"/># <text:s text:c="12"/>print("No artist with this name exists...")</text:p>
      <text:p text:style-name="P18"><text:s text:c="4"/># <text:s text:c="12"/>return None</text:p>
      <text:p text:style-name="P18"><text:s text:c="4"/># <text:s text:c="8"/>return json_result[0]</text:p>
      <text:p text:style-name="P18"><text:s text:c="8"/></text:p>
      <text:p text:style-name="P18"><text:s text:c="4"/># <text:s text:c="4"/>except exceptions.RequestException as exeption:</text:p>
      <text:p text:style-name="P18"><text:s text:c="4"/># <text:s text:c="8"/>print(f"Error making API request: {exeption}")</text:p>
      <text:p text:style-name="P18"><text:s text:c="4"/># <text:s text:c="8"/>return None</text:p>
      <text:p text:style-name="P18"/>
      <text:p text:style-name="P18"><text:s text:c="4"/># <text:s text:c="4"/>except json.JSONDecodeError as exeption:</text:p>
      <text:p text:style-name="P18"><text:s text:c="4"/># <text:s text:c="8"/>print(f"Error decoding JSON response: {exeption}")</text:p>
      <text:p text:style-name="P18"><text:s text:c="4"/># <text:s text:c="8"/>return None</text:p>
      <text:p text:style-name="P18"/>
      <text:p text:style-name="P18"><text:s text:c="4"/># <text:s text:c="4"/>except KeyError as exeption:</text:p>
      <text:p text:style-name="P18"><text:s text:c="4"/># <text:s text:c="8"/>print(f"Unexpected response format: {exeption}")</text:p>
      <text:p text:style-name="P18"><text:s text:c="4"/># <text:s text:c="8"/>return None</text:p>
      <text:p text:style-name="P18"/>
      <text:p text:style-name="P18"><text:s text:c="4"/># <text:s text:c="4"/>except Exception as exeption:</text:p>
      <text:p text:style-name="P18"><text:s text:c="4"/># <text:s text:c="8"/>print(f"An unexpected error occurred: {exeption}")</text:p>
      <text:p text:style-name="P18"><text:s text:c="4"/># <text:s text:c="8"/>return None</text:p>
      <text:p text:style-name="P18"/>
      <text:p text:style-name="P18"><text:s text:c="4"/>def get_artist_json_from_api(self, artist_name):</text:p>
      <text:p text:style-name="P18"><text:s text:c="8"/>"""</text:p>
      <text:p text:style-name="P18"><text:s text:c="8"/>Retrieves the JSON data for an artist from the API.</text:p>
      <text:p text:style-name="P18"/>
      <text:p text:style-name="P18"><text:s text:c="8"/>Parameters:</text:p>
      <text:p text:style-name="P18"><text:s text:c="8"/>- artist_name (str): The name of the artist.</text:p>
      <text:p text:style-name="P18"/>
      <text:p text:style-name="P18"><text:s text:c="8"/>Returns:</text:p>
      <text:p text:style-name="P18"><text:s text:c="8"/>- dict: The JSON data for the artist, or None if the artist does not exist.</text:p>
      <text:p text:style-name="P18"><text:s text:c="8"/>"""</text:p>
      <text:p text:style-name="P18"><text:s text:c="8"/>api_request = APIRequest(BASE_URL)</text:p>
      <text:p text:style-name="P18"><text:s text:c="8"/>try:</text:p>
      <text:p text:style-name="P18"><text:s text:c="12"/>token = get_token()</text:p>
      <text:p text:style-name="P18"><text:s text:c="12"/>headers = get_auth_header(token)</text:p>
      <text:p text:style-name="P18"><text:s text:c="12"/>artist_data = api_request.make_request("search", params={"q": artist_name, "type": "artist", "limit": 1}, headers=headers)</text:p>
      <text:p text:style-name="P18"><text:s text:c="12"/>return artist_data["artists"]["items"][0]</text:p>
      <text:p text:style-name="P18"><text:soft-page-break/><text:s text:c="8"/>except APIError as api_error:</text:p>
      <text:p text:style-name="P18"><text:s text:c="12"/>print(f"API Error: {api_error.message}")</text:p>
      <text:p text:style-name="P18"><text:s text:c="12"/>return None</text:p>
      <text:p text:style-name="P18"><text:s text:c="4"/></text:p>
      <text:p text:style-name="P18"><text:s text:c="4"/>def init_artist(self, name):</text:p>
      <text:p text:style-name="P18"><text:s text:c="8"/>"""</text:p>
      <text:p text:style-name="P18"><text:s text:c="8"/>Initializes the Artist object with the data for the specified artist.</text:p>
      <text:p text:style-name="P18"/>
      <text:p text:style-name="P18"><text:s text:c="8"/>Parameters:</text:p>
      <text:p text:style-name="P18"><text:s text:c="8"/>- name (str): The name of the artist.</text:p>
      <text:p text:style-name="P18"><text:s text:c="8"/>"""</text:p>
      <text:p text:style-name="P18"><text:s text:c="8"/>artist_json = self.get_artist_json_from_api(name)</text:p>
      <text:p text:style-name="P18"><text:s text:c="8"/></text:p>
      <text:p text:style-name="P18"><text:s text:c="8"/>if artist_json is None:</text:p>
      <text:p text:style-name="P18"><text:s text:c="12"/>print("The object was not created")</text:p>
      <text:p text:style-name="P18"><text:s text:c="12"/>return</text:p>
      <text:p text:style-name="P18"><text:s text:c="8"/></text:p>
      <text:p text:style-name="P18"><text:s text:c="8"/>self.set_values(artist_json)</text:p>
      <text:p text:style-name="P18"><text:s text:c="8"/></text:p>
      <text:p text:style-name="P18"/>
      <text:p text:style-name="P18"><text:s text:c="4"/>def set_values(self, artist_json):</text:p>
      <text:p text:style-name="P18"><text:s text:c="8"/>"""</text:p>
      <text:p text:style-name="P18"><text:s text:c="8"/>Sets the values of the Artist object using the provided artist JSON data.</text:p>
      <text:p text:style-name="P18"/>
      <text:p text:style-name="P18"><text:s text:c="8"/>Parameters:</text:p>
      <text:p text:style-name="P18"><text:s text:c="8"/>- artist_json (dict): The JSON data for the artist.</text:p>
      <text:p text:style-name="P18"><text:s text:c="8"/>"""</text:p>
      <text:p text:style-name="P18"><text:s text:c="8"/>self.id = artist_json["id"]</text:p>
      <text:p text:style-name="P18"><text:s text:c="8"/>self.artist_name = artist_json["name"]</text:p>
      <text:p text:style-name="P18"><text:s text:c="8"/>self.spotify_link = artist_json["external_urls"]["spotify"]</text:p>
      <text:p text:style-name="P18"/>
      <text:p text:style-name="P18"><text:s text:c="4"/>def get_artist_formatted_json(self):</text:p>
      <text:p text:style-name="P18"><text:s text:c="8"/>"""</text:p>
      <text:p text:style-name="P18"><text:s text:c="8"/>Returns a formatted dictionary representation of the Artist object.</text:p>
      <text:p text:style-name="P18"/>
      <text:p text:style-name="P18"><text:s text:c="8"/>Returns:</text:p>
      <text:p text:style-name="P18"><text:s text:c="8"/>- dict: The formatted dictionary representation of the Artist object.</text:p>
      <text:p text:style-name="P18"><text:s text:c="8"/>"""</text:p>
      <text:p text:style-name="P18"><text:s text:c="8"/>return {</text:p>
      <text:p text:style-name="P18"><text:s text:c="12"/>'id': self.id,</text:p>
      <text:p text:style-name="P18"><text:soft-page-break/><text:s text:c="12"/>'artist_name': self.artist_name,</text:p>
      <text:p text:style-name="P18"><text:s text:c="12"/>'spotify_link': self.spotify_link</text:p>
      <text:p text:style-name="P18"><text:s text:c="8"/>}</text:p>
      <text:p text:style-name="P18"><text:s text:c="4"/><text:span text:style-name="T9"><text:s text:c="4"/></text:span></text:p>
      <text:p text:style-name="P21"># <text:span text:style-name="T20">track</text:span>.py</text:p>
      <text:p text:style-name="P18">"""</text:p>
      <text:p text:style-name="P18">Track Module</text:p>
      <text:p text:style-name="P18"/>
      <text:p text:style-name="P18">This module defines the Track class, which represents a track object and provides methods for retrieving</text:p>
      <text:p text:style-name="P18">track information from the Spotify API.</text:p>
      <text:p text:style-name="P18">"""</text:p>
      <text:p text:style-name="P18"/>
      <text:p text:style-name="P18">from shared.settings import get_lab_settings</text:p>
      <text:p text:style-name="P18">from classes.lab7.api_classes.api_error_handling.api_error_handling import APIError, APIRequest</text:p>
      <text:p text:style-name="P18">from classes.lab7.auth.auth import get_auth_header, get_token</text:p>
      <text:p text:style-name="P18"/>
      <text:p text:style-name="P18">settings = get_lab_settings("lab7")</text:p>
      <text:p text:style-name="P18">BASE_URL = settings["urls"]["base_url"]</text:p>
      <text:p text:style-name="P18"/>
      <text:p text:style-name="P18">class Track:</text:p>
      <text:p text:style-name="P18"><text:s text:c="4"/>"""</text:p>
      <text:p text:style-name="P18"><text:s text:c="4"/>Represents a track object.</text:p>
      <text:p text:style-name="P18"/>
      <text:p text:style-name="P18"><text:s text:c="4"/>Attributes:</text:p>
      <text:p text:style-name="P18"><text:s text:c="8"/>id (str): The ID of the track.</text:p>
      <text:p text:style-name="P18"><text:s text:c="8"/>track_name (str): The name of the track.</text:p>
      <text:p text:style-name="P18"><text:s text:c="8"/>artist (dict): The information about the artist of the track.</text:p>
      <text:p text:style-name="P18"><text:s text:c="8"/>album (dict): The information about the album of the track.</text:p>
      <text:p text:style-name="P18"><text:s text:c="8"/>spotify_link (str): The Spotify link of the track.</text:p>
      <text:p text:style-name="P18"><text:s text:c="4"/>"""</text:p>
      <text:p text:style-name="P18"/>
      <text:p text:style-name="P18"><text:s text:c="4"/># def __init__(self, name):</text:p>
      <text:p text:style-name="P18"><text:s text:c="4"/># <text:s text:c="4"/>"""</text:p>
      <text:p text:style-name="P18"><text:s text:c="4"/># <text:s text:c="4"/>Initializes a Track object with the given name.</text:p>
      <text:p text:style-name="P18"/>
      <text:p text:style-name="P18"><text:s text:c="4"/># <text:s text:c="4"/>Args:</text:p>
      <text:p text:style-name="P18"><text:s text:c="4"/># <text:s text:c="8"/>name (str): The name of the track.</text:p>
      <text:p text:style-name="P18"><text:s text:c="4"/># <text:s text:c="4"/>"""</text:p>
      <text:p text:style-name="P18"><text:soft-page-break/><text:s text:c="4"/># <text:s text:c="4"/>self.id = None</text:p>
      <text:p text:style-name="P18"><text:s text:c="4"/># <text:s text:c="4"/>self.track_name = None</text:p>
      <text:p text:style-name="P18"><text:s text:c="4"/># <text:s text:c="4"/>self.artist = None</text:p>
      <text:p text:style-name="P18"><text:s text:c="4"/># <text:s text:c="4"/>self.album = None</text:p>
      <text:p text:style-name="P18"><text:s text:c="4"/># <text:s text:c="4"/>self.spotify_link = None</text:p>
      <text:p text:style-name="P18"><text:s text:c="4"/># <text:s text:c="4"/>self.init_track(name)</text:p>
      <text:p text:style-name="P18"/>
      <text:p text:style-name="P18"><text:s text:c="4"/>def __init__(self):</text:p>
      <text:p text:style-name="P18"><text:s text:c="8"/>"""</text:p>
      <text:p text:style-name="P18"><text:s text:c="8"/>Initializes an empty Track object.</text:p>
      <text:p text:style-name="P18"><text:s text:c="8"/>"""</text:p>
      <text:p text:style-name="P18"><text:s text:c="8"/>self.id = None</text:p>
      <text:p text:style-name="P18"><text:s text:c="8"/>self.track_name = None</text:p>
      <text:p text:style-name="P18"><text:s text:c="8"/>self.artist = None</text:p>
      <text:p text:style-name="P18"><text:s text:c="8"/>self.album = None</text:p>
      <text:p text:style-name="P18"><text:s text:c="8"/>self.spotify_link = None</text:p>
      <text:p text:style-name="P18"/>
      <text:p text:style-name="P18"><text:s text:c="4"/>def __str__(self):</text:p>
      <text:p text:style-name="P18"><text:s text:c="8"/>"""</text:p>
      <text:p text:style-name="P18"><text:s text:c="8"/>Returns a formatted JSON string representation of the Track object.</text:p>
      <text:p text:style-name="P18"/>
      <text:p text:style-name="P18"><text:s text:c="8"/>Returns:</text:p>
      <text:p text:style-name="P18"><text:s text:c="12"/>str: The formatted JSON string representation of the Track object.</text:p>
      <text:p text:style-name="P18"><text:s text:c="8"/>"""</text:p>
      <text:p text:style-name="P18"><text:s text:c="8"/>return str(self.get_track_formatted_json())</text:p>
      <text:p text:style-name="P18"/>
      <text:p text:style-name="P18"><text:s text:c="4"/># def get_track_json_from_api(self, token, track_name):</text:p>
      <text:p text:style-name="P18"><text:s text:c="4"/># <text:s text:c="4"/>"""</text:p>
      <text:p text:style-name="P18"><text:s text:c="4"/># <text:s text:c="4"/>Retrieves the track JSON data from the API.</text:p>
      <text:p text:style-name="P18"/>
      <text:p text:style-name="P18"><text:s text:c="4"/># <text:s text:c="4"/>Args:</text:p>
      <text:p text:style-name="P18"><text:s text:c="4"/># <text:s text:c="8"/>token (str): The access token for the API.</text:p>
      <text:p text:style-name="P18"><text:s text:c="4"/># <text:s text:c="8"/>track_name (str): The name of the track.</text:p>
      <text:p text:style-name="P18"/>
      <text:p text:style-name="P18"><text:s text:c="4"/># <text:s text:c="4"/>Returns:</text:p>
      <text:p text:style-name="P18"><text:s text:c="4"/># <text:s text:c="8"/>dict: The track JSON data.</text:p>
      <text:p text:style-name="P18"><text:s text:c="4"/># <text:s text:c="4"/>"""</text:p>
      <text:p text:style-name="P18"><text:s text:c="4"/># <text:s text:c="4"/>try:</text:p>
      <text:p text:style-name="P18"><text:s text:c="4"/># <text:s text:c="8"/>token = get_token()</text:p>
      <text:p text:style-name="P18"><text:s text:c="4"/># <text:s text:c="8"/>headers = get_auth_header(token)</text:p>
      <text:p text:style-name="P18"><text:soft-page-break/><text:s text:c="4"/># <text:s text:c="8"/>url = BASE_URL + "search"</text:p>
      <text:p text:style-name="P18"><text:s text:c="4"/># <text:s text:c="8"/>query = f"?q={track_name}&amp;type=track&amp;limit=1"</text:p>
      <text:p text:style-name="P18"/>
      <text:p text:style-name="P18"><text:s text:c="4"/># <text:s text:c="8"/>query_url = url + query</text:p>
      <text:p text:style-name="P18"><text:s text:c="4"/># <text:s text:c="8"/>result = get(query_url, headers=headers)</text:p>
      <text:p text:style-name="P18"><text:s text:c="4"/># <text:s text:c="8"/>json_result = json.loads(result.content)["tracks"]["items"]</text:p>
      <text:p text:style-name="P18"><text:s text:c="4"/># <text:s text:c="8"/>if not json_result:</text:p>
      <text:p text:style-name="P18"><text:s text:c="4"/># <text:s text:c="12"/>print("No track with this name exists...")</text:p>
      <text:p text:style-name="P18"><text:s text:c="4"/># <text:s text:c="12"/>return None</text:p>
      <text:p text:style-name="P18"><text:s text:c="4"/># <text:s text:c="8"/>return json_result[0]</text:p>
      <text:p text:style-name="P18"><text:s text:c="4"/># <text:s text:c="4"/>except exceptions.RequestException as exception:</text:p>
      <text:p text:style-name="P18"><text:s text:c="4"/># <text:s text:c="8"/>print(f"Error making API request: {exception}")</text:p>
      <text:p text:style-name="P18"><text:s text:c="4"/># <text:s text:c="8"/>return None</text:p>
      <text:p text:style-name="P18"/>
      <text:p text:style-name="P18"><text:s text:c="4"/># <text:s text:c="4"/>except json.JSONDecodeError as exception:</text:p>
      <text:p text:style-name="P18"><text:s text:c="4"/># <text:s text:c="8"/>print(f"Error decoding JSON response: {exception}")</text:p>
      <text:p text:style-name="P18"><text:s text:c="4"/># <text:s text:c="8"/>return None</text:p>
      <text:p text:style-name="P18"/>
      <text:p text:style-name="P18"><text:s text:c="4"/># <text:s text:c="4"/>except KeyError as exception:</text:p>
      <text:p text:style-name="P18"><text:s text:c="4"/># <text:s text:c="8"/>print(f"Unexpected response format: {exception}")</text:p>
      <text:p text:style-name="P18"><text:s text:c="4"/># <text:s text:c="8"/>return None</text:p>
      <text:p text:style-name="P18"/>
      <text:p text:style-name="P18"><text:s text:c="4"/># <text:s text:c="4"/>except Exception as exception:</text:p>
      <text:p text:style-name="P18"><text:s text:c="4"/># <text:s text:c="8"/>print(f"An unexpected error occurred: {exception}")</text:p>
      <text:p text:style-name="P18"><text:s text:c="4"/># <text:s text:c="8"/>return None</text:p>
      <text:p text:style-name="P18"><text:s text:c="4"/></text:p>
      <text:p text:style-name="P18"/>
      <text:p text:style-name="P18"><text:s text:c="4"/>def get_track_json_from_api(self, track_name):</text:p>
      <text:p text:style-name="P18"><text:s text:c="8"/>"""</text:p>
      <text:p text:style-name="P18"><text:s text:c="8"/>Retrieves the JSON data for a track from the API.</text:p>
      <text:p text:style-name="P18"/>
      <text:p text:style-name="P18"><text:s text:c="8"/>Args:</text:p>
      <text:p text:style-name="P18"><text:s text:c="12"/>track_name (str): The name of the track.</text:p>
      <text:p text:style-name="P18"/>
      <text:p text:style-name="P18"><text:s text:c="8"/>Returns:</text:p>
      <text:p text:style-name="P18"><text:s text:c="12"/>dict: The JSON data for the track, or None if the track does not exist.</text:p>
      <text:p text:style-name="P18"/>
      <text:p text:style-name="P18"><text:s text:c="8"/>Raises:</text:p>
      <text:p text:style-name="P18"><text:s text:c="12"/>APIError: If there is an error with the API request.</text:p>
      <text:p text:style-name="P18"><text:s text:c="8"/>"""</text:p>
      <text:p text:style-name="P18"><text:soft-page-break/><text:s text:c="8"/>api_request = APIRequest(BASE_URL)</text:p>
      <text:p text:style-name="P18"><text:s text:c="8"/>try:</text:p>
      <text:p text:style-name="P18"><text:s text:c="12"/>token = get_token()</text:p>
      <text:p text:style-name="P18"><text:s text:c="12"/>headers = get_auth_header(token)</text:p>
      <text:p text:style-name="P18"><text:s text:c="12"/>track_data = api_request.make_request("search", params={"q": track_name, "type": "track", "limit": 1}, headers=headers)</text:p>
      <text:p text:style-name="P18"><text:s text:c="12"/>if not track_data:</text:p>
      <text:p text:style-name="P18"><text:s text:c="16"/>print("No track with this name exists...")</text:p>
      <text:p text:style-name="P18"><text:s text:c="16"/>return None</text:p>
      <text:p text:style-name="P18"><text:s text:c="12"/>return track_data["tracks"]["items"][0]</text:p>
      <text:p text:style-name="P18"><text:s text:c="8"/>except APIError as api_error:</text:p>
      <text:p text:style-name="P18"><text:s text:c="12"/>print(f"API Error: {api_error.message}")</text:p>
      <text:p text:style-name="P18"/>
      <text:p text:style-name="P18"><text:s text:c="12"/></text:p>
      <text:p text:style-name="P18"><text:s text:c="4"/>def init_track(self, name):</text:p>
      <text:p text:style-name="P18"><text:s text:c="8"/>"""</text:p>
      <text:p text:style-name="P18"><text:s text:c="8"/>Initializes the Track object with the given name.</text:p>
      <text:p text:style-name="P18"/>
      <text:p text:style-name="P18"><text:s text:c="8"/>Args:</text:p>
      <text:p text:style-name="P18"><text:s text:c="12"/>name (str): The name of the track.</text:p>
      <text:p text:style-name="P18"><text:s text:c="8"/>"""</text:p>
      <text:p text:style-name="P18"><text:s text:c="8"/>track_json = self.get_track_json_from_api(name)</text:p>
      <text:p text:style-name="P18"><text:s text:c="8"/></text:p>
      <text:p text:style-name="P18"><text:s text:c="8"/>if track_json is None:</text:p>
      <text:p text:style-name="P18"><text:s text:c="12"/>print("The object was not created")</text:p>
      <text:p text:style-name="P18"><text:s text:c="12"/>return</text:p>
      <text:p text:style-name="P18"><text:s text:c="8"/></text:p>
      <text:p text:style-name="P18"><text:s text:c="8"/>self.set_values(track_json)</text:p>
      <text:p text:style-name="P18"><text:s text:c="8"/></text:p>
      <text:p text:style-name="P18"><text:s text:c="4"/>def set_values(self, track_json):</text:p>
      <text:p text:style-name="P18"><text:s text:c="8"/>"""</text:p>
      <text:p text:style-name="P18"><text:s text:c="8"/>Sets the values of the Track object based on the track JSON data.</text:p>
      <text:p text:style-name="P18"/>
      <text:p text:style-name="P18"><text:s text:c="8"/>Args:</text:p>
      <text:p text:style-name="P18"><text:s text:c="12"/>track_json (dict): The track JSON data.</text:p>
      <text:p text:style-name="P18"><text:s text:c="8"/>"""</text:p>
      <text:p text:style-name="P18"><text:s text:c="8"/>self.id = track_json["id"]</text:p>
      <text:p text:style-name="P18"><text:s text:c="8"/>self.track_name = track_json["name"]</text:p>
      <text:p text:style-name="P18"><text:s text:c="8"/>artist_id = track_json["artists"][0]["id"]</text:p>
      <text:p text:style-name="P18"><text:s text:c="8"/>artist_name = track_json["artists"][0]["name"]</text:p>
      <text:p text:style-name="P18"><text:soft-page-break/><text:s text:c="8"/>artist_link = track_json["artists"][0]["external_urls"]["spotify"]</text:p>
      <text:p text:style-name="P18"><text:s text:c="8"/>self.artist = {"id": artist_id, "name": artist_name, "spotify_link": artist_link}</text:p>
      <text:p text:style-name="P18"><text:s text:c="8"/>album_id = track_json["album"]["id"]</text:p>
      <text:p text:style-name="P18"><text:s text:c="8"/>album_name = track_json["album"]["name"]</text:p>
      <text:p text:style-name="P18"><text:s text:c="8"/>album_link = track_json["album"]["external_urls"]["spotify"]</text:p>
      <text:p text:style-name="P18"><text:s text:c="8"/>self.album = <text:s/>{"id": album_id, "name": album_name, "spotify_link": album_link}</text:p>
      <text:p text:style-name="P18"><text:s text:c="8"/>self.spotify_link = track_json["external_urls"]["spotify"]</text:p>
      <text:p text:style-name="P18"><text:s text:c="8"/></text:p>
      <text:p text:style-name="P18"/>
      <text:p text:style-name="P18"><text:s text:c="4"/>def get_track_formatted_json(self):</text:p>
      <text:p text:style-name="P18"><text:s text:c="8"/>"""</text:p>
      <text:p text:style-name="P18"><text:s text:c="8"/>Returns the formatted JSON representation of the Track object.</text:p>
      <text:p text:style-name="P18"/>
      <text:p text:style-name="P18"><text:s text:c="8"/>Returns:</text:p>
      <text:p text:style-name="P18"><text:s text:c="12"/>dict: The formatted JSON representation of the Track object.</text:p>
      <text:p text:style-name="P18"><text:s text:c="8"/>"""</text:p>
      <text:p text:style-name="P18"><text:s text:c="8"/>return {</text:p>
      <text:p text:style-name="P18"><text:s text:c="12"/>'id': self.id,</text:p>
      <text:p text:style-name="P18"><text:s text:c="12"/>'track_name': self.track_name,</text:p>
      <text:p text:style-name="P18"><text:s text:c="12"/>'artist': self.artist,</text:p>
      <text:p text:style-name="P18"><text:s text:c="12"/>'album': self.album,</text:p>
      <text:p text:style-name="P18"><text:s text:c="12"/>'spotify_link': self.spotify_link</text:p>
      <text:p text:style-name="P18"><text:s text:c="8"/>}</text:p>
      <text:p text:style-name="P27"><text:s text:c="4"/></text:p>
      <text:p text:style-name="P27"><text:span text:style-name="T11"># </text:span><text:span text:style-name="T12">data_by_artist</text:span><text:span text:style-name="T11">.py</text:span></text:p>
      <text:p text:style-name="P18">"""</text:p>
      <text:p text:style-name="P18">Spotify Data by Artist Module</text:p>
      <text:p text:style-name="P18"/>
      <text:p text:style-name="P18">This module provides a class for retrieving data related to a specific artist from the Spotify API.</text:p>
      <text:p text:style-name="P18">It includes functionality to initialize an instance of the DataByArtist class, search for an artist,</text:p>
      <text:p text:style-name="P18">retrieve albums and top tracks by the artist, and format the obtained data.</text:p>
      <text:p text:style-name="P18">"""</text:p>
      <text:p text:style-name="P18">import json</text:p>
      <text:p text:style-name="P18">from requests import get, exceptions</text:p>
      <text:p text:style-name="P18"/>
      <text:p text:style-name="P18">from classes.lab7.auth.auth import get_auth_header, get_token</text:p>
      <text:p text:style-name="P18"><text:soft-page-break/>from classes.lab7.api_classes.artist import Artist</text:p>
      <text:p text:style-name="P18">from classes.lab7.api_classes.album import Album</text:p>
      <text:p text:style-name="P18">from classes.lab7.api_classes.track import Track</text:p>
      <text:p text:style-name="P18">from shared.settings import get_lab_settings</text:p>
      <text:p text:style-name="P18"/>
      <text:p text:style-name="P18">settings = get_lab_settings("lab7")</text:p>
      <text:p text:style-name="P18">BASE_URL = settings["urls"]["base_url"]</text:p>
      <text:p text:style-name="P18"/>
      <text:p text:style-name="P18">class DataByArtist(Artist):</text:p>
      <text:p text:style-name="P18"><text:s text:c="4"/>"""</text:p>
      <text:p text:style-name="P18"><text:s text:c="4"/>A class that represents data retrieval for a specific artist.</text:p>
      <text:p text:style-name="P18"/>
      <text:p text:style-name="P18"><text:s text:c="4"/>Attributes:</text:p>
      <text:p text:style-name="P18"><text:s text:c="8"/>data (list): A list to store the retrieved data.</text:p>
      <text:p text:style-name="P18"><text:s text:c="4"/>"""</text:p>
      <text:p text:style-name="P18"/>
      <text:p text:style-name="P18"><text:s text:c="4"/>def __init__(self):</text:p>
      <text:p text:style-name="P18"><text:s text:c="8"/>"""</text:p>
      <text:p text:style-name="P18"><text:s text:c="8"/>Initializes an instance of the DataByArtist class.</text:p>
      <text:p text:style-name="P18"><text:s text:c="8"/>"""</text:p>
      <text:p text:style-name="P18"><text:s text:c="8"/>self.data = []</text:p>
      <text:p text:style-name="P18"><text:s text:c="8"/>super().__init__()</text:p>
      <text:p text:style-name="P18"/>
      <text:p text:style-name="P18"><text:s text:c="4"/>def init_artist(self, name):</text:p>
      <text:p text:style-name="P18"><text:s text:c="8"/>"""</text:p>
      <text:p text:style-name="P18"><text:s text:c="8"/>Initializes the artist by name.</text:p>
      <text:p text:style-name="P18"/>
      <text:p text:style-name="P18"><text:s text:c="8"/>Args:</text:p>
      <text:p text:style-name="P18"><text:s text:c="12"/>name (str): The name of the artist.</text:p>
      <text:p text:style-name="P18"/>
      <text:p text:style-name="P18"><text:s text:c="8"/>Returns:</text:p>
      <text:p text:style-name="P18"><text:s text:c="12"/>bool: True if the artist is successfully initialized, False otherwise.</text:p>
      <text:p text:style-name="P18"><text:s text:c="8"/>"""</text:p>
      <text:p text:style-name="P18"><text:s text:c="8"/>return super().init_artist(name)</text:p>
      <text:p text:style-name="P18"/>
      <text:p text:style-name="P18"><text:s text:c="4"/>def get_albums_by_artist_json_from_api(self):</text:p>
      <text:p text:style-name="P18"><text:s text:c="8"/>"""</text:p>
      <text:p text:style-name="P18"><text:s text:c="8"/>Retrieves the albums by the artist from the API.</text:p>
      <text:p text:style-name="P18"/>
      <text:p text:style-name="P18"><text:s text:c="8"/>Returns:</text:p>
      <text:p text:style-name="P18"><text:soft-page-break/><text:s text:c="12"/>list: A list of albums in JSON format.</text:p>
      <text:p text:style-name="P18"><text:s text:c="8"/>"""</text:p>
      <text:p text:style-name="P18"><text:s text:c="8"/>try:</text:p>
      <text:p text:style-name="P18"><text:s text:c="12"/>token = get_token()</text:p>
      <text:p text:style-name="P18"><text:s text:c="12"/>headers = get_auth_header(token)</text:p>
      <text:p text:style-name="P18"><text:s text:c="12"/>url = BASE_URL + f"artists/{self.id}/albums"</text:p>
      <text:p text:style-name="P18"><text:s text:c="12"/>result = get(url, headers=headers)</text:p>
      <text:p text:style-name="P18"><text:s text:c="12"/>json_result = json.loads(result.content)["items"]</text:p>
      <text:p text:style-name="P18"><text:s text:c="12"/>if not json_result:</text:p>
      <text:p text:style-name="P18"><text:s text:c="16"/>print("No top tracks found for this artist.")</text:p>
      <text:p text:style-name="P18"><text:s text:c="16"/>return None</text:p>
      <text:p text:style-name="P18"><text:s text:c="12"/>return json_result</text:p>
      <text:p text:style-name="P18"><text:s text:c="6"/></text:p>
      <text:p text:style-name="P18"><text:s text:c="8"/>except exceptions.RequestException as exeption:</text:p>
      <text:p text:style-name="P18"><text:s text:c="12"/>print(f"Error making API request: {exeption}")</text:p>
      <text:p text:style-name="P18"><text:s text:c="12"/>return None</text:p>
      <text:p text:style-name="P18"/>
      <text:p text:style-name="P18"><text:s text:c="8"/>except json.JSONDecodeError as exeption:</text:p>
      <text:p text:style-name="P18"><text:s text:c="12"/>print(f"Error decoding JSON response: {exeption}")</text:p>
      <text:p text:style-name="P18"><text:s text:c="12"/>return None</text:p>
      <text:p text:style-name="P18"/>
      <text:p text:style-name="P18"><text:s text:c="8"/>except KeyError as exeption:</text:p>
      <text:p text:style-name="P18"><text:s text:c="12"/>print(f"Unexpected response format: {exeption}")</text:p>
      <text:p text:style-name="P18"><text:s text:c="12"/>return None</text:p>
      <text:p text:style-name="P18"/>
      <text:p text:style-name="P18"><text:s text:c="8"/>except Exception as exeption:</text:p>
      <text:p text:style-name="P18"><text:s text:c="12"/>print(f"An unexpected error occurred: {exeption}")</text:p>
      <text:p text:style-name="P18"><text:s text:c="12"/>return None</text:p>
      <text:p text:style-name="P18"><text:s text:c="4"/></text:p>
      <text:p text:style-name="P18"><text:s text:c="4"/>def get_albums_formatted_json(self):</text:p>
      <text:p text:style-name="P18"><text:s text:c="8"/>"""</text:p>
      <text:p text:style-name="P18"><text:s text:c="8"/>Retrieves the albums by the artist in a formatted JSON format.</text:p>
      <text:p text:style-name="P18"/>
      <text:p text:style-name="P18"><text:s text:c="8"/>Returns:</text:p>
      <text:p text:style-name="P18"><text:s text:c="12"/>list: A list of albums in a formatted JSON format.</text:p>
      <text:p text:style-name="P18"><text:s text:c="8"/>"""</text:p>
      <text:p text:style-name="P18"><text:s text:c="8"/>json_albums = self.get_albums_by_artist_json_from_api()</text:p>
      <text:p text:style-name="P18"><text:s text:c="8"/>data = []</text:p>
      <text:p text:style-name="P18"><text:s text:c="8"/>for json_album in json_albums:</text:p>
      <text:p text:style-name="P18"><text:s text:c="12"/>album = Album()</text:p>
      <text:p text:style-name="P18"><text:soft-page-break/><text:s text:c="12"/>album.set_values(json_album)</text:p>
      <text:p text:style-name="P18"><text:s text:c="12"/>data.append(album.get_album_formatted_json())</text:p>
      <text:p text:style-name="P18"><text:s text:c="8"/>return data</text:p>
      <text:p text:style-name="P18"><text:s text:c="4"/></text:p>
      <text:p text:style-name="P18"><text:s text:c="4"/>def get_top_tracks_by_artist_json_from_api(self):</text:p>
      <text:p text:style-name="P18"><text:s text:c="8"/>"""</text:p>
      <text:p text:style-name="P18"><text:s text:c="8"/>Retrieves the top tracks by the artist from the API.</text:p>
      <text:p text:style-name="P18"/>
      <text:p text:style-name="P18"><text:s text:c="8"/>Returns:</text:p>
      <text:p text:style-name="P18"><text:s text:c="12"/>list: A list of top tracks in JSON format.</text:p>
      <text:p text:style-name="P18"><text:s text:c="8"/>"""</text:p>
      <text:p text:style-name="P18"><text:s text:c="8"/>try:</text:p>
      <text:p text:style-name="P18"><text:s text:c="12"/>token = get_token()</text:p>
      <text:p text:style-name="P18"><text:s text:c="12"/>headers = get_auth_header(token)</text:p>
      <text:p text:style-name="P18"><text:s text:c="12"/>url = BASE_URL + f"artists/{self.id}/top-tracks?country=UA"</text:p>
      <text:p text:style-name="P18"><text:s text:c="12"/>result = get(url, headers=headers)</text:p>
      <text:p text:style-name="P18"><text:s text:c="12"/>json_result = json.loads(result.content)["tracks"]</text:p>
      <text:p text:style-name="P18"><text:s text:c="12"/></text:p>
      <text:p text:style-name="P18"><text:s text:c="12"/>if not json_result:</text:p>
      <text:p text:style-name="P18"><text:s text:c="16"/>print("No top tracks found for this artist.")</text:p>
      <text:p text:style-name="P18"><text:s text:c="16"/>return None</text:p>
      <text:p text:style-name="P18"><text:s text:c="12"/>return json_result</text:p>
      <text:p text:style-name="P18"><text:s text:c="6"/></text:p>
      <text:p text:style-name="P18"><text:s text:c="8"/>except exceptions.RequestException as exeption:</text:p>
      <text:p text:style-name="P18"><text:s text:c="12"/>print(f"Error making API request: {exeption}")</text:p>
      <text:p text:style-name="P18"><text:s text:c="12"/>return None</text:p>
      <text:p text:style-name="P18"/>
      <text:p text:style-name="P18"><text:s text:c="8"/>except json.JSONDecodeError as exeption:</text:p>
      <text:p text:style-name="P18"><text:s text:c="12"/>print(f"Error decoding JSON response: {exeption}")</text:p>
      <text:p text:style-name="P18"><text:s text:c="12"/>return None</text:p>
      <text:p text:style-name="P18"/>
      <text:p text:style-name="P18"><text:s text:c="8"/>except KeyError as exeption:</text:p>
      <text:p text:style-name="P18"><text:s text:c="12"/>print(f"Unexpected response format: {exeption}")</text:p>
      <text:p text:style-name="P18"><text:s text:c="12"/>return None</text:p>
      <text:p text:style-name="P18"/>
      <text:p text:style-name="P18"><text:s text:c="8"/>except Exception as exeption:</text:p>
      <text:p text:style-name="P18"><text:s text:c="12"/>print(f"An unexpected error occurred: {exeption}")</text:p>
      <text:p text:style-name="P18"><text:s text:c="12"/>return None</text:p>
      <text:p text:style-name="P18"/>
      <text:p text:style-name="P18"><text:s text:c="4"/>def get_tracks_formatted_json(self):</text:p>
      <text:p text:style-name="P18"><text:soft-page-break/><text:s text:c="8"/>"""</text:p>
      <text:p text:style-name="P18"><text:s text:c="8"/>Retrieves the top tracks by the artist in a formatted JSON format.</text:p>
      <text:p text:style-name="P18"/>
      <text:p text:style-name="P18"><text:s text:c="8"/>Returns:</text:p>
      <text:p text:style-name="P18"><text:s text:c="12"/>list: A list of top tracks in a formatted JSON format.</text:p>
      <text:p text:style-name="P18"><text:s text:c="8"/>"""</text:p>
      <text:p text:style-name="P18"><text:s text:c="8"/>json_tracks = self.get_top_tracks_by_artist_json_from_api()</text:p>
      <text:p text:style-name="P18"><text:s text:c="8"/>data = []</text:p>
      <text:p text:style-name="P18"><text:s text:c="8"/></text:p>
      <text:p text:style-name="P18"><text:s text:c="8"/>for json_track in json_tracks:</text:p>
      <text:p text:style-name="P18"><text:s text:c="12"/>track = Track()</text:p>
      <text:p text:style-name="P18"><text:s text:c="12"/>track.set_values(json_track)</text:p>
      <text:p text:style-name="P18"><text:s text:c="12"/>data.append(track.get_track_formatted_json())</text:p>
      <text:p text:style-name="P18"><text:s text:c="8"/>return data</text:p>
      <text:p text:style-name="P18"><text:s text:c="12"/></text:p>
      <text:p text:style-name="P22"># <text:span text:style-name="T21">recommendation</text:span>.py</text:p>
      <text:p text:style-name="P18">"""</text:p>
      <text:p text:style-name="P18">Spotify Recommendation Module</text:p>
      <text:p text:style-name="P18"/>
      <text:p text:style-name="P18">This module provides a class for retrieving track recommendations from the Spotify API.</text:p>
      <text:p text:style-name="P18">It includes functionality to initialize a Recommendation object, retrieve and format track recommendations,</text:p>
      <text:p text:style-name="P18">and formulate API requests based on seed artists, genres, and tracks.</text:p>
      <text:p text:style-name="P18">"""</text:p>
      <text:p text:style-name="P18">import json</text:p>
      <text:p text:style-name="P18">from requests import get, exceptions</text:p>
      <text:p text:style-name="P18"/>
      <text:p text:style-name="P18">from classes.lab7.auth.auth import get_auth_header, get_token</text:p>
      <text:p text:style-name="P18">from classes.lab7.api_classes.artist import Artist</text:p>
      <text:p text:style-name="P18">from classes.lab7.api_classes.track import Track</text:p>
      <text:p text:style-name="P18"/>
      <text:p text:style-name="P18">class Recommendation():</text:p>
      <text:p text:style-name="P18"><text:s text:c="4"/>"""</text:p>
      <text:p text:style-name="P18"><text:s text:c="4"/>Represents a recommendation object that retrieves track recommendations from the Spotify API.</text:p>
      <text:p text:style-name="P18"/>
      <text:p text:style-name="P18"><text:s text:c="4"/>Attributes:</text:p>
      <text:p text:style-name="P18"><text:s text:c="8"/>limit (int): The maximum number of track recommendations to retrieve.</text:p>
      <text:p text:style-name="P18"><text:s text:c="8"/>seed_artists (list): A list of seed artist names.</text:p>
      <text:p text:style-name="P18"><text:soft-page-break/><text:s text:c="8"/>seed_genres (list): A list of seed genre names.</text:p>
      <text:p text:style-name="P18"><text:s text:c="8"/>seed_tracks (list): A list of seed track names.</text:p>
      <text:p text:style-name="P18"><text:s text:c="4"/>"""</text:p>
      <text:p text:style-name="P18"/>
      <text:p text:style-name="P18"><text:s text:c="4"/>def __init__(self, limit=5, seed_artists=None, seed_genres=None, seed_tracks=None):</text:p>
      <text:p text:style-name="P18"><text:s text:c="8"/>"""</text:p>
      <text:p text:style-name="P18"><text:s text:c="8"/>Initialize a Recommendation object.</text:p>
      <text:p text:style-name="P18"/>
      <text:p text:style-name="P18"><text:s text:c="8"/>Args:</text:p>
      <text:p text:style-name="P18"><text:s text:c="12"/>limit (int): The maximum number of track recommendations to retrieve. Default is 5.</text:p>
      <text:p text:style-name="P18"><text:s text:c="12"/>seed_artists (list): A list of seed artist names. Default is None.</text:p>
      <text:p text:style-name="P18"><text:s text:c="12"/>seed_genres (list): A list of seed genre names. Default is None.</text:p>
      <text:p text:style-name="P18"><text:s text:c="12"/>seed_tracks (list): A list of seed track names. Default is None.</text:p>
      <text:p text:style-name="P18"><text:s text:c="8"/>"""</text:p>
      <text:p text:style-name="P18"><text:s text:c="8"/>self.limit = limit</text:p>
      <text:p text:style-name="P18"><text:s text:c="8"/>self.seed_artists = seed_artists</text:p>
      <text:p text:style-name="P18"><text:s text:c="8"/>self.seed_genres = seed_genres</text:p>
      <text:p text:style-name="P18"><text:s text:c="8"/>self.seed_tracks = seed_tracks</text:p>
      <text:p text:style-name="P18"/>
      <text:p text:style-name="P18"><text:s text:c="4"/>def get_track_recommendation_json_from_api(self):</text:p>
      <text:p text:style-name="P18"><text:s text:c="8"/>"""</text:p>
      <text:p text:style-name="P18"><text:s text:c="8"/>Retrieve track recommendation JSON from the Spotify API.</text:p>
      <text:p text:style-name="P18"/>
      <text:p text:style-name="P18"><text:s text:c="8"/>Returns:</text:p>
      <text:p text:style-name="P18"><text:s text:c="12"/>list: A list of track recommendation JSON objects.</text:p>
      <text:p text:style-name="P18"><text:s text:c="8"/>"""</text:p>
      <text:p text:style-name="P18"><text:s text:c="8"/>try:</text:p>
      <text:p text:style-name="P18"><text:s text:c="12"/>url = self.form_url()</text:p>
      <text:p text:style-name="P18"><text:s text:c="12"/>token = get_token()</text:p>
      <text:p text:style-name="P18"><text:s text:c="12"/>headers = get_auth_header(token)</text:p>
      <text:p text:style-name="P18"><text:s text:c="12"/>result = get(url, headers=headers)</text:p>
      <text:p text:style-name="P18"><text:s text:c="12"/>json_result = json.loads(result.content)["tracks"]</text:p>
      <text:p text:style-name="P18"><text:s text:c="12"/>if not json_result:</text:p>
      <text:p text:style-name="P18"><text:s text:c="16"/>print("No track recommendation...")</text:p>
      <text:p text:style-name="P18"><text:s text:c="16"/>return None</text:p>
      <text:p text:style-name="P18"><text:s text:c="12"/>return json_result</text:p>
      <text:p text:style-name="P18"><text:s text:c="8"/>except exceptions.RequestException as exception:</text:p>
      <text:p text:style-name="P18"><text:s text:c="12"/>print(f"Error making API request: {exception}")</text:p>
      <text:p text:style-name="P18"><text:soft-page-break/><text:s text:c="12"/>return None</text:p>
      <text:p text:style-name="P18"/>
      <text:p text:style-name="P18"><text:s text:c="8"/>except json.JSONDecodeError as exception:</text:p>
      <text:p text:style-name="P18"><text:s text:c="12"/>print(f"Error decoding JSON response: {exception}")</text:p>
      <text:p text:style-name="P18"><text:s text:c="12"/>return None</text:p>
      <text:p text:style-name="P18"/>
      <text:p text:style-name="P18"><text:s text:c="8"/>except KeyError as exception:</text:p>
      <text:p text:style-name="P18"><text:s text:c="12"/>print(f"Unexpected response format: {exception}")</text:p>
      <text:p text:style-name="P18"><text:s text:c="12"/>return None</text:p>
      <text:p text:style-name="P18"/>
      <text:p text:style-name="P18"><text:s text:c="8"/>except Exception as exception:</text:p>
      <text:p text:style-name="P18"><text:s text:c="12"/>print(f"An unexpected error occurred: {exception}")</text:p>
      <text:p text:style-name="P18"><text:s text:c="12"/>return None</text:p>
      <text:p text:style-name="P18"><text:s text:c="4"/></text:p>
      <text:p text:style-name="P18"/>
      <text:p text:style-name="P18"><text:s text:c="4"/>def get_track_recommendation_formatted_json(self):</text:p>
      <text:p text:style-name="P18"><text:s text:c="8"/>"""</text:p>
      <text:p text:style-name="P18"><text:s text:c="8"/>Retrieve formatted track recommendation JSON from the Spotify API.</text:p>
      <text:p text:style-name="P18"/>
      <text:p text:style-name="P18"><text:s text:c="8"/>Returns:</text:p>
      <text:p text:style-name="P18"><text:s text:c="12"/>list: A list of formatted track recommendation JSON objects.</text:p>
      <text:p text:style-name="P18"><text:s text:c="8"/>"""</text:p>
      <text:p text:style-name="P18"><text:s text:c="8"/>json_track_recommendation = self.get_track_recommendation_json_from_api()</text:p>
      <text:p text:style-name="P18"><text:s text:c="8"/>data = []</text:p>
      <text:p text:style-name="P18"><text:s text:c="8"/></text:p>
      <text:p text:style-name="P18"><text:s text:c="8"/>for json_track in json_track_recommendation:</text:p>
      <text:p text:style-name="P18"><text:s text:c="12"/>track = Track()</text:p>
      <text:p text:style-name="P18"><text:s text:c="12"/>track.set_values(json_track)</text:p>
      <text:p text:style-name="P18"><text:s text:c="12"/>data.append(track.get_track_formatted_json())</text:p>
      <text:p text:style-name="P18"><text:s text:c="8"/></text:p>
      <text:p text:style-name="P18"><text:s text:c="8"/>return data</text:p>
      <text:p text:style-name="P18"/>
      <text:p text:style-name="P18"/>
      <text:p text:style-name="P18"><text:s text:c="4"/>def get_seed_artists_id(self):</text:p>
      <text:p text:style-name="P18"><text:s text:c="8"/>"""</text:p>
      <text:p text:style-name="P18"><text:s text:c="8"/>Get the IDs of the seed artists.</text:p>
      <text:p text:style-name="P18"/>
      <text:p text:style-name="P18"><text:s text:c="8"/>Returns:</text:p>
      <text:p text:style-name="P18"><text:s text:c="12"/>list: A list of seed artist IDs.</text:p>
      <text:p text:style-name="P18"><text:s text:c="8"/>"""</text:p>
      <text:p text:style-name="P18"><text:soft-page-break/><text:s text:c="8"/>artists_ids = []</text:p>
      <text:p text:style-name="P18"><text:s text:c="8"/>for artist in self.seed_artists:</text:p>
      <text:p text:style-name="P18"><text:s text:c="12"/>obj = Artist()</text:p>
      <text:p text:style-name="P18"><text:s text:c="12"/>obj.init_artist(artist)</text:p>
      <text:p text:style-name="P18"><text:s text:c="12"/>if obj.id is not None:</text:p>
      <text:p text:style-name="P18"><text:s text:c="16"/>artists_ids.append(obj.id)</text:p>
      <text:p text:style-name="P18"/>
      <text:p text:style-name="P18"><text:s text:c="8"/>return artists_ids</text:p>
      <text:p text:style-name="P18"/>
      <text:p text:style-name="P18"/>
      <text:p text:style-name="P18"><text:s text:c="4"/>def get_seed_tracks_id(self):</text:p>
      <text:p text:style-name="P18"><text:s text:c="8"/>"""</text:p>
      <text:p text:style-name="P18"><text:s text:c="8"/>Get the IDs of the seed tracks.</text:p>
      <text:p text:style-name="P18"/>
      <text:p text:style-name="P18"><text:s text:c="8"/>Returns:</text:p>
      <text:p text:style-name="P18"><text:s text:c="12"/>list: A list of seed track IDs.</text:p>
      <text:p text:style-name="P18"><text:s text:c="8"/>"""</text:p>
      <text:p text:style-name="P18"><text:s text:c="8"/>tracks_ids = []</text:p>
      <text:p text:style-name="P18"><text:s text:c="8"/>for track in self.seed_tracks:</text:p>
      <text:p text:style-name="P18"><text:s text:c="12"/>obj = Track()</text:p>
      <text:p text:style-name="P18"><text:s text:c="12"/>obj.init_track(track)</text:p>
      <text:p text:style-name="P18"><text:s text:c="12"/>if obj.id is not None:</text:p>
      <text:p text:style-name="P18"><text:s text:c="16"/>tracks_ids.append(obj.id)</text:p>
      <text:p text:style-name="P18"/>
      <text:p text:style-name="P18"><text:s text:c="8"/>return tracks_ids</text:p>
      <text:p text:style-name="P18"/>
      <text:p text:style-name="P18"><text:s text:c="4"/>def form_url(self): </text:p>
      <text:p text:style-name="P18"><text:s text:c="8"/>"""</text:p>
      <text:p text:style-name="P18"><text:s text:c="8"/>Formulate the URL for the Spotify API request.</text:p>
      <text:p text:style-name="P18"/>
      <text:p text:style-name="P18"><text:s text:c="8"/>Returns:</text:p>
      <text:p text:style-name="P18"><text:s text:c="12"/>str: The URL for the API request.</text:p>
      <text:p text:style-name="P18"><text:s text:c="8"/>"""</text:p>
      <text:p text:style-name="P18"><text:s text:c="8"/>url = f"https://api.spotify.com/v1/recommendations?limit={self.limit}"</text:p>
      <text:p text:style-name="P18"><text:s text:c="8"/>if self.seed_artists:</text:p>
      <text:p text:style-name="P18"><text:s text:c="12"/>url += "&amp;seed_artists="</text:p>
      <text:p text:style-name="P18"><text:s text:c="12"/>artists_ids = self.get_seed_artists_id()</text:p>
      <text:p text:style-name="P18"><text:s text:c="12"/>url += self.add_item_to_url(artists_ids)</text:p>
      <text:p text:style-name="P18"><text:s text:c="8"/>if self.seed_genres:</text:p>
      <text:p text:style-name="P18"><text:s text:c="12"/>url += "&amp;seed_genres="</text:p>
      <text:p text:style-name="P18"><text:soft-page-break/><text:s text:c="12"/>url += self.add_item_to_url(self.seed_genres)</text:p>
      <text:p text:style-name="P18"><text:s text:c="8"/>if self.seed_tracks:</text:p>
      <text:p text:style-name="P18"><text:s text:c="12"/>url += "&amp;seed_tracks="</text:p>
      <text:p text:style-name="P18"><text:s text:c="12"/>tracks_id = self.get_seed_tracks_id()</text:p>
      <text:p text:style-name="P18"><text:s text:c="12"/>url += self.add_item_to_url(tracks_id)</text:p>
      <text:p text:style-name="P18"><text:s text:c="8"/>return url</text:p>
      <text:p text:style-name="P18"/>
      <text:p text:style-name="P18"><text:s text:c="4"/>def add_item_to_url(self, items):</text:p>
      <text:p text:style-name="P18"><text:s text:c="8"/>"""</text:p>
      <text:p text:style-name="P18"><text:s text:c="8"/>Add items to the URL.</text:p>
      <text:p text:style-name="P18"/>
      <text:p text:style-name="P18"><text:s text:c="8"/>Args:</text:p>
      <text:p text:style-name="P18"><text:s text:c="12"/>items (list): A list of items to add to the URL.</text:p>
      <text:p text:style-name="P18"/>
      <text:p text:style-name="P18"><text:s text:c="8"/>Returns:</text:p>
      <text:p text:style-name="P18"><text:s text:c="12"/>str: The URL with the added items.</text:p>
      <text:p text:style-name="P18"><text:s text:c="8"/>"""</text:p>
      <text:p text:style-name="P18"><text:s text:c="8"/>url_part = ""</text:p>
      <text:p text:style-name="P18"><text:s text:c="8"/>if items is None:</text:p>
      <text:p text:style-name="P18"><text:s text:c="12"/>return url_part</text:p>
      <text:p text:style-name="P18"><text:s text:c="8"/></text:p>
      <text:p text:style-name="P18"><text:s text:c="8"/>for idx in range(len(items)):</text:p>
      <text:p text:style-name="P18"><text:s text:c="12"/>if idx == len(items) - 1:</text:p>
      <text:p text:style-name="P18"><text:s text:c="16"/>url_part += <text:s/>str(items[idx])</text:p>
      <text:p text:style-name="P18"><text:s text:c="12"/>else:</text:p>
      <text:p text:style-name="P18"><text:s text:c="16"/>url_part += <text:s/>str(items[idx]) + "%2C"</text:p>
      <text:p text:style-name="P18"><text:s text:c="8"/></text:p>
      <text:p text:style-name="P18"><text:s text:c="8"/>return url_part</text:p>
      <text:p text:style-name="P18"><text:s text:c="3"/></text:p>
      <text:p text:style-name="P29"># data_from_console.py</text:p>
      <text:p text:style-name="P28">"""</text:p>
      <text:p text:style-name="P28">Input Handling Module</text:p>
      <text:p text:style-name="P28"/>
      <text:p text:style-name="P28">This module provides functions for getting user input related to object names, colors, and recommendations.</text:p>
      <text:p text:style-name="P28">"""</text:p>
      <text:p text:style-name="P28">import re</text:p>
      <text:p text:style-name="P28">from shared.input_handler import InputHandler</text:p>
      <text:p text:style-name="P28"/>
      <text:p text:style-name="P28">def get_name(obj):</text:p>
      <text:p text:style-name="P28"><text:soft-page-break/><text:s text:c="4"/>"""</text:p>
      <text:p text:style-name="P28"><text:s text:c="4"/>Get the name of an object from the user.</text:p>
      <text:p text:style-name="P28"/>
      <text:p text:style-name="P28"><text:s text:c="4"/>Parameters:</text:p>
      <text:p text:style-name="P28"><text:s text:c="4"/>obj (str): The name of the object.</text:p>
      <text:p text:style-name="P28"/>
      <text:p text:style-name="P28"><text:s text:c="4"/>Returns:</text:p>
      <text:p text:style-name="P28"><text:s text:c="4"/>str: The name entered by the user.</text:p>
      <text:p text:style-name="P28"><text:s text:c="4"/>"""</text:p>
      <text:p text:style-name="P28"><text:s text:c="4"/>obj = InputHandler().get_str_input(f"Enter {obj} name")</text:p>
      <text:p text:style-name="P28"><text:s text:c="4"/>return obj</text:p>
      <text:p text:style-name="P28"/>
      <text:p text:style-name="P28">def get_color():</text:p>
      <text:p text:style-name="P28"><text:s text:c="4"/>"""</text:p>
      <text:p text:style-name="P28"><text:s text:c="4"/>Get a color from the user.</text:p>
      <text:p text:style-name="P28"/>
      <text:p text:style-name="P28"><text:s text:c="4"/>Returns:</text:p>
      <text:p text:style-name="P28"><text:s text:c="4"/>str: The color entered by the user.</text:p>
      <text:p text:style-name="P28"><text:s text:c="4"/>"""</text:p>
      <text:p text:style-name="P28"><text:s text:c="4"/>list_of_colors = ['RED', 'GREEN', 'YELLOW', 'BLUE', 'MAGENTA', 'CYAN', 'WHITE']</text:p>
      <text:p text:style-name="P28"><text:s text:c="4"/>print("Available colors: red, green, yellow, blue, magenta, cyan, white")</text:p>
      <text:p text:style-name="P28"><text:s text:c="4"/>input_color = InputHandler().get_one_of_list_input_ignore_case("Enter color", list_of_colors)</text:p>
      <text:p text:style-name="P28"><text:s text:c="4"/>color_name = input_color.upper() </text:p>
      <text:p text:style-name="P28"><text:s text:c="4"/>return color_name</text:p>
      <text:p text:style-name="P28"/>
      <text:p text:style-name="P28">def get_user_input_recommendations():</text:p>
      <text:p text:style-name="P28"><text:s text:c="4"/>"""</text:p>
      <text:p text:style-name="P28"><text:s text:c="4"/>Get user input for recommendations.</text:p>
      <text:p text:style-name="P28"/>
      <text:p text:style-name="P28"><text:s text:c="4"/>Returns:</text:p>
      <text:p text:style-name="P28"><text:s text:c="4"/>dict: A dictionary containing user input for genre, artist, and track recommendations.</text:p>
      <text:p text:style-name="P28"><text:s text:c="4"/>"""</text:p>
      <text:p text:style-name="P28"><text:s text:c="4"/>user_input = InputHandler().get_str_input("Enter parameters for recommendations\ne.g. genre=pop, rock; track=blinding lights; artist=the weeknd, metallica\n")</text:p>
      <text:p text:style-name="P28"><text:s text:c="4"/>pattern = re.compile(r'\b(genre|artist|track)\s*=\s*([^;]+)(?:;|$)')</text:p>
      <text:p text:style-name="P28"/>
      <text:p text:style-name="P28"><text:s text:c="4"/>user_recommendations = {'genre': [], 'artist': [], 'track': []}</text:p>
      <text:p text:style-name="P28"><text:soft-page-break/></text:p>
      <text:p text:style-name="P28"><text:s text:c="4"/>matches = pattern.finditer(user_input)</text:p>
      <text:p text:style-name="P28"/>
      <text:p text:style-name="P28"><text:s text:c="4"/>if not matches:</text:p>
      <text:p text:style-name="P28"><text:s text:c="8"/>print("No matches")</text:p>
      <text:p text:style-name="P28"><text:s text:c="8"/>return None</text:p>
      <text:p text:style-name="P28"/>
      <text:p text:style-name="P28"><text:s text:c="4"/>for match in matches:</text:p>
      <text:p text:style-name="P28"><text:s text:c="8"/>category, values = match.groups()</text:p>
      <text:p text:style-name="P28"><text:s text:c="8"/>user_recommendations[category].extend([value.strip() for value in values.split(',')])</text:p>
      <text:p text:style-name="P28"/>
      <text:p text:style-name="P28"><text:s text:c="4"/>return user_recommendations</text:p>
      <text:p text:style-name="P28"/>
      <text:p text:style-name="P29"># data_saver.py</text:p>
      <text:p text:style-name="P28">"""</text:p>
      <text:p text:style-name="P28">Data Saving Module</text:p>
      <text:p text:style-name="P28"/>
      <text:p text:style-name="P28">This module provides a class, DataSaver, with methods to save data to different file formats such as JSON, CSV, and TXT.</text:p>
      <text:p text:style-name="P28">"""</text:p>
      <text:p text:style-name="P28">import json</text:p>
      <text:p text:style-name="P28">import csv</text:p>
      <text:p text:style-name="P28"/>
      <text:p text:style-name="P28">from shared.file_handler import FileHandler</text:p>
      <text:p text:style-name="P28">from shared.settings import get_lab_settings</text:p>
      <text:p text:style-name="P28"/>
      <text:p text:style-name="P28">settings = get_lab_settings("lab7")</text:p>
      <text:p text:style-name="P28">HISTORY_FILE_PATH = settings["history_file_path"]</text:p>
      <text:p text:style-name="P28">JSON_FILE_PATH = settings["json_file_path"]</text:p>
      <text:p text:style-name="P28">CSV_FILE_PATH = settings["csv_file_path"]</text:p>
      <text:p text:style-name="P28">TXT_FILE_PATH = settings["txt_file_path"]</text:p>
      <text:p text:style-name="P28"/>
      <text:p text:style-name="P28">class DataSaver:</text:p>
      <text:p text:style-name="P28"><text:s text:c="4"/>"""</text:p>
      <text:p text:style-name="P28"><text:s text:c="4"/>A class that provides methods to save data to different file formats.</text:p>
      <text:p text:style-name="P28"/>
      <text:p text:style-name="P28"><text:s text:c="4"/>Attributes:</text:p>
      <text:p text:style-name="P28"><text:s text:c="4"/>- data: The data to be saved.</text:p>
      <text:p text:style-name="P28"><text:s text:c="4"/>"""</text:p>
      <text:p text:style-name="P28"><text:soft-page-break/></text:p>
      <text:p text:style-name="P28"><text:s text:c="4"/>def __init__(self, data):</text:p>
      <text:p text:style-name="P28"><text:s text:c="8"/>"""</text:p>
      <text:p text:style-name="P28"><text:s text:c="8"/>Initializes a DataSaver object.</text:p>
      <text:p text:style-name="P28"/>
      <text:p text:style-name="P28"><text:s text:c="8"/>Parameters:</text:p>
      <text:p text:style-name="P28"><text:s text:c="8"/>- data: The data to be saved.</text:p>
      <text:p text:style-name="P28"><text:s text:c="8"/>"""</text:p>
      <text:p text:style-name="P28"><text:s text:c="8"/>self.data = data</text:p>
      <text:p text:style-name="P28"/>
      <text:p text:style-name="P28"><text:s text:c="4"/>def save_to_json(self):</text:p>
      <text:p text:style-name="P28"><text:s text:c="8"/>"""</text:p>
      <text:p text:style-name="P28"><text:s text:c="8"/>Saves the data to a JSON file.</text:p>
      <text:p text:style-name="P28"><text:s text:c="8"/>"""</text:p>
      <text:p text:style-name="P28"><text:s text:c="8"/>json_file = FileHandler(JSON_FILE_PATH)</text:p>
      <text:p text:style-name="P28"><text:s text:c="8"/>json_file.write_to_file(json.dumps(self.data, indent=2))</text:p>
      <text:p text:style-name="P28"/>
      <text:p text:style-name="P28"><text:s text:c="4"/>def save_to_csv(self):</text:p>
      <text:p text:style-name="P28"><text:s text:c="8"/>"""</text:p>
      <text:p text:style-name="P28"><text:s text:c="8"/>Saves the data to a CSV file.</text:p>
      <text:p text:style-name="P28"><text:s text:c="8"/>"""</text:p>
      <text:p text:style-name="P28"><text:s text:c="8"/>if isinstance(self.data, dict):</text:p>
      <text:p text:style-name="P28"><text:s text:c="12"/>self.data = [self.data]</text:p>
      <text:p text:style-name="P28"/>
      <text:p text:style-name="P28"><text:s text:c="8"/>flat_list = [self.flatten_json(item) for item in self.data]</text:p>
      <text:p text:style-name="P28"><text:s text:c="8"/>fieldnames = flat_list[0].keys() if flat_list else []</text:p>
      <text:p text:style-name="P28"/>
      <text:p text:style-name="P28"><text:s text:c="8"/>with open(CSV_FILE_PATH, 'w', newline='', encoding='utf-8') as csv_file:</text:p>
      <text:p text:style-name="P28"><text:s text:c="12"/>writer = csv.DictWriter(csv_file, fieldnames=fieldnames)</text:p>
      <text:p text:style-name="P28"><text:s text:c="12"/>writer.writeheader()</text:p>
      <text:p text:style-name="P28"><text:s text:c="12"/>writer.writerows(flat_list)</text:p>
      <text:p text:style-name="P28"/>
      <text:p text:style-name="P28"><text:s text:c="4"/>def save_to_txt(self):</text:p>
      <text:p text:style-name="P28"><text:s text:c="8"/>"""</text:p>
      <text:p text:style-name="P28"><text:s text:c="8"/>Saves the data to a TXT file.</text:p>
      <text:p text:style-name="P28"><text:s text:c="8"/>"""</text:p>
      <text:p text:style-name="P28"><text:s text:c="8"/>txt_file = FileHandler(TXT_FILE_PATH)</text:p>
      <text:p text:style-name="P28"><text:s text:c="8"/>txt_file.write_to_file("")</text:p>
      <text:p text:style-name="P28"><text:s text:c="8"/></text:p>
      <text:p text:style-name="P28"><text:s text:c="8"/>if isinstance(self.data, dict):</text:p>
      <text:p text:style-name="P28"><text:soft-page-break/><text:s text:c="12"/>self.data = [self.data]</text:p>
      <text:p text:style-name="P28"><text:s text:c="12"/></text:p>
      <text:p text:style-name="P28"><text:s text:c="8"/>flat_list = [self.flatten_json(item) for item in self.data]</text:p>
      <text:p text:style-name="P28"><text:s text:c="8"/>for item in flat_list:</text:p>
      <text:p text:style-name="P28"><text:s text:c="12"/>for key, value in item.items():</text:p>
      <text:p text:style-name="P28"><text:s text:c="16"/>txt_file.append_to_file(f"{key}: {value}\n")</text:p>
      <text:p text:style-name="P28"><text:s text:c="12"/>txt_file.append_to_file('\n')</text:p>
      <text:p text:style-name="P28"/>
      <text:p text:style-name="P28"><text:s text:c="4"/>def flatten_json(self, data, parent_key='', sep='.'):</text:p>
      <text:p text:style-name="P28"><text:s text:c="8"/>"""</text:p>
      <text:p text:style-name="P28"><text:s text:c="8"/>Flattens a nested JSON object.</text:p>
      <text:p text:style-name="P28"/>
      <text:p text:style-name="P28"><text:s text:c="8"/>Parameters:</text:p>
      <text:p text:style-name="P28"><text:s text:c="8"/>- data: The JSON object to be flattened.</text:p>
      <text:p text:style-name="P28"><text:s text:c="8"/>- parent_key: The parent key for the current level of the JSON object.</text:p>
      <text:p text:style-name="P28"><text:s text:c="8"/>- sep: The separator to be used between keys.</text:p>
      <text:p text:style-name="P28"/>
      <text:p text:style-name="P28"><text:s text:c="8"/>Returns:</text:p>
      <text:p text:style-name="P28"><text:s text:c="8"/>- flat_data: The flattened JSON object.</text:p>
      <text:p text:style-name="P28"><text:s text:c="8"/>"""</text:p>
      <text:p text:style-name="P28"><text:s text:c="8"/>flat_data = {}</text:p>
      <text:p text:style-name="P28"><text:s text:c="8"/>for key, value in data.items():</text:p>
      <text:p text:style-name="P28"><text:s text:c="12"/>new_key = f"{parent_key}{sep}{key}" if parent_key else key</text:p>
      <text:p text:style-name="P28"><text:s text:c="12"/>if isinstance(value, dict):</text:p>
      <text:p text:style-name="P28"><text:s text:c="16"/>flat_data.update(self.flatten_json(value, new_key, sep=sep))</text:p>
      <text:p text:style-name="P28"><text:s text:c="12"/>else:</text:p>
      <text:p text:style-name="P28"><text:s text:c="16"/>flat_data[new_key] = value</text:p>
      <text:p text:style-name="P28"><text:s text:c="8"/>return flat_data</text:p>
      <text:p text:style-name="P28"><text:s text:c="4"/></text:p>
      <text:p text:style-name="P29"># data_visualization.py</text:p>
      <text:p text:style-name="P28">"""</text:p>
      <text:p text:style-name="P28">Data Visualization Module</text:p>
      <text:p text:style-name="P28"/>
      <text:p text:style-name="P28">A module that defines the DataVisualization class for visualizing data as a table or a list. </text:p>
      <text:p text:style-name="P28">Contains the flatten_json_data function for flattening a nested JSON object.</text:p>
      <text:p text:style-name="P28">"""</text:p>
      <text:p text:style-name="P28">from tabulate import tabulate</text:p>
      <text:p text:style-name="P28">from colorama import Fore, Style</text:p>
      <text:p text:style-name="P28">from shared.settings import get_lab_settings</text:p>
      <text:p text:style-name="P28"><text:soft-page-break/>from .data_from_console import get_color</text:p>
      <text:p text:style-name="P28"/>
      <text:p text:style-name="P28">settings = get_lab_settings("lab7")</text:p>
      <text:p text:style-name="P28">DEFAULT_DATA_VISUALIZATION_SETTINGS = settings["data_visualization_settings"]</text:p>
      <text:p text:style-name="P28">DEFAULT_TABLE_FORMAT = DEFAULT_DATA_VISUALIZATION_SETTINGS["table"]</text:p>
      <text:p text:style-name="P28">DEFAULT_COLOR = DEFAULT_DATA_VISUALIZATION_SETTINGS["color"]</text:p>
      <text:p text:style-name="P28"/>
      <text:p text:style-name="P28">class DataVisualization:</text:p>
      <text:p text:style-name="P28"><text:s text:c="4"/>"""</text:p>
      <text:p text:style-name="P28"><text:s text:c="4"/>A class that provides methods for visualizing data as a table or a list.</text:p>
      <text:p text:style-name="P28"><text:s text:c="4"/>"""</text:p>
      <text:p text:style-name="P28"/>
      <text:p text:style-name="P28"><text:s text:c="4"/>def __init__(self):</text:p>
      <text:p text:style-name="P28"><text:s text:c="8"/>"""</text:p>
      <text:p text:style-name="P28"><text:s text:c="8"/>Initializes an instance of the DataVisualization class.</text:p>
      <text:p text:style-name="P28"><text:s text:c="8"/>"""</text:p>
      <text:p text:style-name="P28"><text:s text:c="8"/>self.data = None</text:p>
      <text:p text:style-name="P28"><text:s text:c="8"/>self.color = DEFAULT_COLOR</text:p>
      <text:p text:style-name="P28"/>
      <text:p text:style-name="P28"><text:s text:c="4"/>def set_data(self, data):</text:p>
      <text:p text:style-name="P28"><text:s text:c="8"/>"""</text:p>
      <text:p text:style-name="P28"><text:s text:c="8"/>Set the data to be visualized.</text:p>
      <text:p text:style-name="P28"/>
      <text:p text:style-name="P28"><text:s text:c="8"/>Parameters:</text:p>
      <text:p text:style-name="P28"><text:s text:c="8"/>- data: The data to be visualized.</text:p>
      <text:p text:style-name="P28"><text:s text:c="8"/>"""</text:p>
      <text:p text:style-name="P28"><text:s text:c="8"/>self.data = data</text:p>
      <text:p text:style-name="P28"/>
      <text:p text:style-name="P28"><text:s text:c="4"/>def visualize_as_table(self):</text:p>
      <text:p text:style-name="P28"><text:s text:c="8"/>"""</text:p>
      <text:p text:style-name="P28"><text:s text:c="8"/>Visualize the data as a table.</text:p>
      <text:p text:style-name="P28"><text:s text:c="8"/>"""</text:p>
      <text:p text:style-name="P28"><text:s text:c="8"/>if isinstance(self.data, dict):</text:p>
      <text:p text:style-name="P28"><text:s text:c="12"/>self.data = [self.data]</text:p>
      <text:p text:style-name="P28"><text:s text:c="8"/></text:p>
      <text:p text:style-name="P28"><text:s text:c="8"/>flat_list = [self.flatten_json_data(item) for item in self.data]</text:p>
      <text:p text:style-name="P28"><text:s text:c="8"/>headers = flat_list[0].keys()</text:p>
      <text:p text:style-name="P28"/>
      <text:p text:style-name="P28"><text:s text:c="8"/>color = getattr(Fore, self.color, None)</text:p>
      <text:p text:style-name="P28"/>
      <text:p text:style-name="P28"><text:soft-page-break/><text:s text:c="8"/>colored_headers = [f"{color}{header}{Style.RESET_ALL}" for header in headers]</text:p>
      <text:p text:style-name="P28"><text:s text:c="8"/>max_col_width = 90 // len(headers)</text:p>
      <text:p text:style-name="P28"><text:s text:c="8"/></text:p>
      <text:p text:style-name="P28"><text:s text:c="8"/>table = []</text:p>
      <text:p text:style-name="P28"><text:s text:c="8"/>for item in flat_list:</text:p>
      <text:p text:style-name="P28"><text:s text:c="12"/>table.append(item.values())</text:p>
      <text:p text:style-name="P28"/>
      <text:p text:style-name="P28"><text:s text:c="8"/>print(tabulate(table, colored_headers, tablefmt=DEFAULT_TABLE_FORMAT, maxcolwidths=max_col_width))</text:p>
      <text:p text:style-name="P28"/>
      <text:p text:style-name="P28"/>
      <text:p text:style-name="P28"><text:s text:c="4"/>def visualize_as_list(self):</text:p>
      <text:p text:style-name="P28"><text:s text:c="8"/>"""</text:p>
      <text:p text:style-name="P28"><text:s text:c="8"/>Visualize the data as a list.</text:p>
      <text:p text:style-name="P28"><text:s text:c="8"/>"""</text:p>
      <text:p text:style-name="P28"><text:s text:c="8"/>if isinstance(self.data, dict):</text:p>
      <text:p text:style-name="P28"><text:s text:c="12"/>self.data = [self.data]</text:p>
      <text:p text:style-name="P28"><text:s text:c="12"/></text:p>
      <text:p text:style-name="P28"><text:s text:c="8"/>color = getattr(Fore, self.color, None)</text:p>
      <text:p text:style-name="P28"><text:s text:c="8"/>flat_list = [self.flatten_json_data(item) for item in self.data]</text:p>
      <text:p text:style-name="P28"><text:s text:c="8"/></text:p>
      <text:p text:style-name="P28"><text:s text:c="8"/>for i, item in enumerate(flat_list):</text:p>
      <text:p text:style-name="P28"><text:s text:c="12"/>line = f"{i+1}. "</text:p>
      <text:p text:style-name="P28"><text:s text:c="12"/>for j, key in enumerate(item):</text:p>
      <text:p text:style-name="P28"><text:s text:c="16"/>if j == 0:</text:p>
      <text:p text:style-name="P28"><text:s text:c="20"/>print(f"{line}{color}{key}{Style.RESET_ALL} - {item.get(key)}")</text:p>
      <text:p text:style-name="P28"><text:s text:c="16"/>else:</text:p>
      <text:p text:style-name="P28"><text:s text:c="20"/>spaces = len(line)*" "</text:p>
      <text:p text:style-name="P28"><text:s text:c="20"/>print(f"{spaces}{color}{key}{Style.RESET_ALL} - {item.get(key)}")</text:p>
      <text:p text:style-name="P28"><text:s text:c="12"/>print()</text:p>
      <text:p text:style-name="P28"/>
      <text:p text:style-name="P28"><text:s text:c="4"/>def settings(self):</text:p>
      <text:p text:style-name="P28"><text:s text:c="8"/>"""</text:p>
      <text:p text:style-name="P28"><text:s text:c="8"/>Set the color for data visualization.</text:p>
      <text:p text:style-name="P28"><text:s text:c="8"/>"""</text:p>
      <text:p text:style-name="P28"><text:s text:c="8"/>color = get_color()</text:p>
      <text:p text:style-name="P28"><text:s text:c="8"/>self.color = color</text:p>
      <text:p text:style-name="P28"><text:s text:c="8"/>print(self.color)</text:p>
      <text:p text:style-name="P28"><text:soft-page-break/></text:p>
      <text:p text:style-name="P28"><text:s text:c="4"/>def view_settings(self):</text:p>
      <text:p text:style-name="P28"><text:s text:c="8"/>"""</text:p>
      <text:p text:style-name="P28"><text:s text:c="8"/>View the current color setting for data visualization.</text:p>
      <text:p text:style-name="P28"><text:s text:c="8"/>"""</text:p>
      <text:p text:style-name="P28"><text:s text:c="8"/>print("Color:", self.color)</text:p>
      <text:p text:style-name="P28"/>
      <text:p text:style-name="P28"><text:s text:c="4"/>def flatten_json_data(self, data, parent_key='', sep='.'):</text:p>
      <text:p text:style-name="P28"><text:s text:c="8"/>"""</text:p>
      <text:p text:style-name="P28"><text:s text:c="8"/>Flatten a nested JSON object.</text:p>
      <text:p text:style-name="P28"/>
      <text:p text:style-name="P28"><text:s text:c="8"/>Parameters:</text:p>
      <text:p text:style-name="P28"><text:s text:c="8"/>- data: The JSON object to be flattened.</text:p>
      <text:p text:style-name="P28"><text:s text:c="8"/>- parent_key: The parent key of the current level of the JSON object (default: '').</text:p>
      <text:p text:style-name="P28"><text:s text:c="8"/>- sep: The separator to be used between keys (default: '.').</text:p>
      <text:p text:style-name="P28"/>
      <text:p text:style-name="P28"><text:s text:c="8"/>Returns:</text:p>
      <text:p text:style-name="P28"><text:s text:c="8"/>- flat_data: The flattened JSON object.</text:p>
      <text:p text:style-name="P28"><text:s text:c="8"/>"""</text:p>
      <text:p text:style-name="P28"><text:s text:c="8"/>flat_data = {}</text:p>
      <text:p text:style-name="P28"><text:s text:c="8"/>for key, value in data.items():</text:p>
      <text:p text:style-name="P28"><text:s text:c="12"/>new_key = f"{parent_key}{sep}{key}" if parent_key else key</text:p>
      <text:p text:style-name="P28"><text:s text:c="12"/>if isinstance(value, dict):</text:p>
      <text:p text:style-name="P28"><text:s text:c="16"/>flat_data.update(self.flatten_json_data(value, new_key, sep=sep))</text:p>
      <text:p text:style-name="P28"><text:s text:c="12"/>else:</text:p>
      <text:p text:style-name="P28"><text:s text:c="16"/>flat_data[new_key] = value</text:p>
      <text:p text:style-name="P28"><text:s text:c="8"/>return flat_data</text:p>
      <text:p text:style-name="P28"/>
      <text:p text:style-name="P29"># api_menu.py</text:p>
      <text:p text:style-name="P18">"""</text:p>
      <text:p text:style-name="P18">Spotify API Menu Module</text:p>
      <text:p text:style-name="P18"/>
      <text:p text:style-name="P18">This module provides a command-line interface for interacting with the Spotify API.</text:p>
      <text:p text:style-name="P18">It includes a menu system with options to search for artists, tracks, and albums,</text:p>
      <text:p text:style-name="P18">retrieve artist-related information, get recommendations, manage user history,</text:p>
      <text:p text:style-name="P18">and save or print the obtained data in different formats.</text:p>
      <text:p text:style-name="P18">"""</text:p>
      <text:p text:style-name="P18">from UI.menu import Menu</text:p>
      <text:p text:style-name="P18">from UI.menu_item import Item</text:p>
      <text:p text:style-name="P18"><text:soft-page-break/>from shared.history import History</text:p>
      <text:p text:style-name="P18">from shared.settings import get_lab_settings</text:p>
      <text:p text:style-name="P18">from classes.lab7.api_classes.artist import Artist</text:p>
      <text:p text:style-name="P18">from classes.lab7.api_classes.album import Album</text:p>
      <text:p text:style-name="P18">from classes.lab7.api_classes.track import Track</text:p>
      <text:p text:style-name="P18">from classes.lab7.api_classes.data_by_artist import DataByArtist</text:p>
      <text:p text:style-name="P18">from classes.lab7.data_manupulation.data_saver import DataSaver</text:p>
      <text:p text:style-name="P18">from classes.lab7.data_manupulation.data_visualization import DataVisualization</text:p>
      <text:p text:style-name="P18">from classes.lab7.data_manupulation.data_from_console import get_name, get_user_input_recommendations</text:p>
      <text:p text:style-name="P18">from classes.lab7.api_classes.recommendation import Recommendation</text:p>
      <text:p text:style-name="P18">import classes.lab7.tests.main as tests</text:p>
      <text:p text:style-name="P18"/>
      <text:p text:style-name="P18">settings = get_lab_settings("lab7")</text:p>
      <text:p text:style-name="P18">HISTORY_FILE_PATH = settings["history_file_path"]</text:p>
      <text:p text:style-name="P18"/>
      <text:p text:style-name="P18">class APIMenu:</text:p>
      <text:p text:style-name="P18"><text:s text:c="4"/>"""</text:p>
      <text:p text:style-name="P18"><text:s text:c="4"/>A class representing the API Menu for Spotify API.</text:p>
      <text:p text:style-name="P18"/>
      <text:p text:style-name="P18"><text:s text:c="4"/>Attributes:</text:p>
      <text:p text:style-name="P18"><text:s text:c="4"/>- data: The data obtained from API calls.</text:p>
      <text:p text:style-name="P18"><text:s text:c="4"/>- history: An instance of the History class to manage user history.</text:p>
      <text:p text:style-name="P18"><text:s text:c="4"/>- data_visualization: An instance of the DataVisualization class to visualize data.</text:p>
      <text:p text:style-name="P18"><text:s text:c="4"/>"""</text:p>
      <text:p text:style-name="P18"/>
      <text:p text:style-name="P18"><text:s text:c="4"/>def __init__(self):</text:p>
      <text:p text:style-name="P18"><text:s text:c="8"/>"""</text:p>
      <text:p text:style-name="P18"><text:s text:c="8"/>Initializes an instance of APIMenu.</text:p>
      <text:p text:style-name="P18"/>
      <text:p text:style-name="P18"><text:s text:c="8"/>This method sets up the initial state of the object, including:</text:p>
      <text:p text:style-name="P18"><text:s text:c="8"/>- Setting `data` attribute to None.</text:p>
      <text:p text:style-name="P18"><text:s text:c="8"/>- Initializing the `history` attribute with an instance of the History class,</text:p>
      <text:p text:style-name="P18"><text:s text:c="10"/>loading historical data from the specified file path.</text:p>
      <text:p text:style-name="P18"><text:s text:c="8"/>- Initializing the `data_visualization` attribute with an instance of the DataVisualization class.</text:p>
      <text:p text:style-name="P18"/>
      <text:p text:style-name="P18"><text:s text:c="8"/>Parameters:</text:p>
      <text:p text:style-name="P18"><text:soft-page-break/><text:s text:c="8"/>None</text:p>
      <text:p text:style-name="P18"/>
      <text:p text:style-name="P18"><text:s text:c="8"/>Returns:</text:p>
      <text:p text:style-name="P18"><text:s text:c="8"/>None</text:p>
      <text:p text:style-name="P18"><text:s text:c="8"/>"""</text:p>
      <text:p text:style-name="P18"><text:s text:c="8"/>self.data = None</text:p>
      <text:p text:style-name="P18"><text:s text:c="8"/>self.history = History(HISTORY_FILE_PATH)</text:p>
      <text:p text:style-name="P18"><text:s text:c="8"/>self.data_visualization = DataVisualization()</text:p>
      <text:p text:style-name="P18"/>
      <text:p text:style-name="P18"><text:s text:c="4"/>def menu(self):</text:p>
      <text:p text:style-name="P18"><text:s text:c="8"/>"""</text:p>
      <text:p text:style-name="P18"><text:s text:c="8"/>Displays the Spotify API menu and allows the user to navigate through different options.</text:p>
      <text:p text:style-name="P18"><text:s text:c="8"/>"""</text:p>
      <text:p text:style-name="P18"><text:s text:c="8"/>menu = Menu("\nSpotify API Menu")</text:p>
      <text:p text:style-name="P18"><text:s text:c="8"/>menu.set_color("green")</text:p>
      <text:p text:style-name="P18"><text:s text:c="8"/>menu.add_item(Item("1", "Search Menu", self.search_menu))</text:p>
      <text:p text:style-name="P18"><text:s text:c="8"/>menu.add_item(Item("2", "Artist Menu", self.player_menu))</text:p>
      <text:p text:style-name="P18"><text:s text:c="8"/>menu.add_item(Item("3", "History Menu", self.history_menu))</text:p>
      <text:p text:style-name="P18"><text:s text:c="8"/>menu.add_item(Item("4", "Tests", tests.__main__))</text:p>
      <text:p text:style-name="P18"><text:s text:c="8"/>menu.add_item(Item("0", "Exit", ))</text:p>
      <text:p text:style-name="P18"><text:s text:c="8"/>menu.run()</text:p>
      <text:p text:style-name="P18"/>
      <text:p text:style-name="P18"><text:s text:c="4"/>def history_menu(self):</text:p>
      <text:p text:style-name="P18"><text:s text:c="8"/>"""</text:p>
      <text:p text:style-name="P18"><text:s text:c="8"/>Displays a menu for interacting with the history feature.</text:p>
      <text:p text:style-name="P18"/>
      <text:p text:style-name="P18"><text:s text:c="8"/>This method creates a menu with options to view and clear history.</text:p>
      <text:p text:style-name="P18"><text:s text:c="8"/>The user's choice triggers corresponding actions and updates the program state.</text:p>
      <text:p text:style-name="P18"/>
      <text:p text:style-name="P18"><text:s text:c="8"/>Parameters:</text:p>
      <text:p text:style-name="P18"><text:s text:c="8"/>None</text:p>
      <text:p text:style-name="P18"/>
      <text:p text:style-name="P18"><text:s text:c="8"/>Returns:</text:p>
      <text:p text:style-name="P18"><text:s text:c="8"/>None</text:p>
      <text:p text:style-name="P18"><text:s text:c="8"/>"""</text:p>
      <text:p text:style-name="P18"><text:s text:c="8"/>history_menu = Menu("\nHistory Menu")</text:p>
      <text:p text:style-name="P18"><text:s text:c="8"/>history_menu.set_color("green")</text:p>
      <text:p text:style-name="P18"><text:soft-page-break/><text:s text:c="8"/>history_menu.add_item(Item("1", "View History", self.history.print_history))</text:p>
      <text:p text:style-name="P18"><text:s text:c="8"/>history_menu.add_item(Item("2", "Clear History", self.history.clear_history))</text:p>
      <text:p text:style-name="P18"><text:s text:c="8"/>history_menu.add_item(Item("0", "Back"))</text:p>
      <text:p text:style-name="P18"><text:s text:c="8"/>history_menu.run()</text:p>
      <text:p text:style-name="P18"/>
      <text:p text:style-name="P18"><text:s text:c="4"/>def search_menu(self):</text:p>
      <text:p text:style-name="P18"><text:s text:c="8"/>"""</text:p>
      <text:p text:style-name="P18"><text:s text:c="8"/>Displays a menu for searching artists, tracks, and albums.</text:p>
      <text:p text:style-name="P18"/>
      <text:p text:style-name="P18"><text:s text:c="8"/>This method creates a menu with options to search for artists, tracks, and albums.</text:p>
      <text:p text:style-name="P18"><text:s text:c="8"/>User choices trigger specific search functions and update the program state.</text:p>
      <text:p text:style-name="P18"/>
      <text:p text:style-name="P18"><text:s text:c="8"/>Parameters:</text:p>
      <text:p text:style-name="P18"><text:s text:c="8"/>None</text:p>
      <text:p text:style-name="P18"/>
      <text:p text:style-name="P18"><text:s text:c="8"/>Returns:</text:p>
      <text:p text:style-name="P18"><text:s text:c="8"/>None</text:p>
      <text:p text:style-name="P18"><text:s text:c="8"/>"""</text:p>
      <text:p text:style-name="P18"><text:s text:c="8"/>search_menu = Menu("\nSearch Menu")</text:p>
      <text:p text:style-name="P18"><text:s text:c="8"/>search_menu.set_color("green")</text:p>
      <text:p text:style-name="P18"><text:s text:c="8"/>search_menu.add_item(Item("1", "Search Artist", self.__search_artist))</text:p>
      <text:p text:style-name="P18"><text:s text:c="8"/>search_menu.add_item(Item("2", "Search Track", self.__search_track))</text:p>
      <text:p text:style-name="P18"><text:s text:c="8"/>search_menu.add_item(Item("3", "Search Album", self.__search_album))</text:p>
      <text:p text:style-name="P18"><text:s text:c="8"/>search_menu.add_item(Item("0", "Back"))</text:p>
      <text:p text:style-name="P18"><text:s text:c="8"/>search_menu.run()</text:p>
      <text:p text:style-name="P18"/>
      <text:p text:style-name="P18"><text:s text:c="4"/>def __search_artist(self):</text:p>
      <text:p text:style-name="P18"><text:s text:c="8"/>"""</text:p>
      <text:p text:style-name="P18"><text:s text:c="8"/>Searches for an artist and updates the program state with the artist's information.</text:p>
      <text:p text:style-name="P18"/>
      <text:p text:style-name="P18"><text:s text:c="8"/>This method prompts the user to enter an artist's name and retrieves information about the artist.</text:p>
      <text:p text:style-name="P18"><text:s text:c="8"/>The artist's data is formatted and stored, and the action is logged in the history.</text:p>
      <text:p text:style-name="P18"/>
      <text:p text:style-name="P18"><text:soft-page-break/><text:s text:c="8"/>Parameters:</text:p>
      <text:p text:style-name="P18"><text:s text:c="8"/>None</text:p>
      <text:p text:style-name="P18"/>
      <text:p text:style-name="P18"><text:s text:c="8"/>Returns:</text:p>
      <text:p text:style-name="P18"><text:s text:c="8"/>None</text:p>
      <text:p text:style-name="P18"><text:s text:c="8"/>"""</text:p>
      <text:p text:style-name="P18"><text:s text:c="8"/>artist_name = get_name("artist")</text:p>
      <text:p text:style-name="P18"><text:s text:c="8"/>artist = Artist()</text:p>
      <text:p text:style-name="P18"><text:s text:c="8"/>artist.init_artist(artist_name)</text:p>
      <text:p text:style-name="P18"><text:s text:c="8"/>self.data = artist.get_artist_formatted_json()</text:p>
      <text:p text:style-name="P18"><text:s text:c="8"/>self.history.add_event(f"Get Artist {artist_name}")</text:p>
      <text:p text:style-name="P18"><text:s text:c="8"/>self.choose_menu()</text:p>
      <text:p text:style-name="P18"/>
      <text:p text:style-name="P18"><text:s text:c="4"/>def __search_track(self):</text:p>
      <text:p text:style-name="P18"><text:s text:c="8"/>"""</text:p>
      <text:p text:style-name="P18"><text:s text:c="8"/>Searches for a track and updates the program state with the track's information.</text:p>
      <text:p text:style-name="P18"/>
      <text:p text:style-name="P18"><text:s text:c="8"/>This method prompts the user to enter a track's name and retrieves information about the track.</text:p>
      <text:p text:style-name="P18"><text:s text:c="8"/>The track's data is formatted and stored, and the action is logged in the history.</text:p>
      <text:p text:style-name="P18"/>
      <text:p text:style-name="P18"><text:s text:c="8"/>Parameters:</text:p>
      <text:p text:style-name="P18"><text:s text:c="8"/>None</text:p>
      <text:p text:style-name="P18"/>
      <text:p text:style-name="P18"><text:s text:c="8"/>Returns:</text:p>
      <text:p text:style-name="P18"><text:s text:c="8"/>None</text:p>
      <text:p text:style-name="P18"><text:s text:c="8"/>"""</text:p>
      <text:p text:style-name="P18"><text:s text:c="8"/>track_name = get_name("track")</text:p>
      <text:p text:style-name="P18"><text:s text:c="8"/>track = Track()</text:p>
      <text:p text:style-name="P18"><text:s text:c="8"/>track.init_track(track_name)</text:p>
      <text:p text:style-name="P18"><text:s text:c="8"/>self.data = track.get_track_formatted_json()</text:p>
      <text:p text:style-name="P18"><text:s text:c="8"/>self.history.add_event(f"Get Track {track_name}")</text:p>
      <text:p text:style-name="P18"><text:s text:c="8"/>self.choose_menu()</text:p>
      <text:p text:style-name="P18"/>
      <text:p text:style-name="P18"><text:s text:c="4"/>def __search_album(self):</text:p>
      <text:p text:style-name="P18"><text:s text:c="8"/>"""</text:p>
      <text:p text:style-name="P18"><text:s text:c="8"/>Searches for an album and updates the program state with the album's information.</text:p>
      <text:p text:style-name="P18"><text:soft-page-break/></text:p>
      <text:p text:style-name="P18"><text:s text:c="8"/>This method prompts the user to enter an album's name and retrieves information about the album.</text:p>
      <text:p text:style-name="P18"><text:s text:c="8"/>The album's data is formatted and stored, and the action is logged in the history.</text:p>
      <text:p text:style-name="P18"/>
      <text:p text:style-name="P18"><text:s text:c="8"/>Parameters:</text:p>
      <text:p text:style-name="P18"><text:s text:c="8"/>None</text:p>
      <text:p text:style-name="P18"/>
      <text:p text:style-name="P18"><text:s text:c="8"/>Returns:</text:p>
      <text:p text:style-name="P18"><text:s text:c="8"/>None</text:p>
      <text:p text:style-name="P18"><text:s text:c="8"/>"""</text:p>
      <text:p text:style-name="P18"><text:s text:c="8"/>album_name = get_name("album")</text:p>
      <text:p text:style-name="P18"><text:s text:c="8"/>album = Album()</text:p>
      <text:p text:style-name="P18"><text:s text:c="8"/>album.init_album(album_name)</text:p>
      <text:p text:style-name="P18"><text:s text:c="8"/>self.data = album.get_album_formatted_json()</text:p>
      <text:p text:style-name="P18"><text:s text:c="8"/>self.history.add_event(f"Get Album {album_name}")</text:p>
      <text:p text:style-name="P18"><text:s text:c="8"/>self.choose_menu() <text:s/></text:p>
      <text:p text:style-name="P18"/>
      <text:p text:style-name="P18"><text:s text:c="4"/>def player_menu(self):</text:p>
      <text:p text:style-name="P18"><text:s text:c="8"/>"""</text:p>
      <text:p text:style-name="P18"><text:s text:c="8"/>Displays a menu for interacting with artist-related features.</text:p>
      <text:p text:style-name="P18"/>
      <text:p text:style-name="P18"><text:s text:c="8"/>This method creates a menu with options to get an artist's top tracks, albums, and recommendations.</text:p>
      <text:p text:style-name="P18"><text:s text:c="8"/>User choices trigger specific actions related to artists and update the program state.</text:p>
      <text:p text:style-name="P18"/>
      <text:p text:style-name="P18"><text:s text:c="8"/>Parameters:</text:p>
      <text:p text:style-name="P18"><text:s text:c="8"/>None</text:p>
      <text:p text:style-name="P18"/>
      <text:p text:style-name="P18"><text:s text:c="8"/>Returns:</text:p>
      <text:p text:style-name="P18"><text:s text:c="8"/>None</text:p>
      <text:p text:style-name="P18"><text:s text:c="8"/>"""</text:p>
      <text:p text:style-name="P18"><text:s text:c="8"/>player_menu = Menu("\nArtist Menu")</text:p>
      <text:p text:style-name="P18"><text:s text:c="8"/>player_menu.set_color("green")</text:p>
      <text:p text:style-name="P18"><text:s text:c="8"/>player_menu.add_item(Item("1", "Get Artist's Top Tracks", self.__get_artist_top_tracks))</text:p>
      <text:p text:style-name="P18"><text:s text:c="8"/>player_menu.add_item(Item("2", "Get Artist's Albums", self.__get_artist_albums))</text:p>
      <text:p text:style-name="P18"><text:soft-page-break/><text:s text:c="8"/>player_menu.add_item(Item("3", "Get Recommendations", self.__get_recommendations))</text:p>
      <text:p text:style-name="P18"><text:s text:c="8"/>player_menu.add_item(Item("0", "Back"))</text:p>
      <text:p text:style-name="P18"><text:s text:c="8"/>player_menu.run()</text:p>
      <text:p text:style-name="P18"/>
      <text:p text:style-name="P18"><text:s text:c="4"/>def __get_recommendations(self):</text:p>
      <text:p text:style-name="P18"><text:s text:c="8"/>"""</text:p>
      <text:p text:style-name="P18"><text:s text:c="8"/>Retrieves track recommendations based on user input and updates the program state.</text:p>
      <text:p text:style-name="P18"/>
      <text:p text:style-name="P18"><text:s text:c="8"/>This method prompts the user for input, generates track recommendations, and stores the recommendations.</text:p>
      <text:p text:style-name="P18"><text:s text:c="8"/>The action is logged in the history.</text:p>
      <text:p text:style-name="P18"/>
      <text:p text:style-name="P18"><text:s text:c="8"/>Parameters:</text:p>
      <text:p text:style-name="P18"><text:s text:c="8"/>None</text:p>
      <text:p text:style-name="P18"/>
      <text:p text:style-name="P18"><text:s text:c="8"/>Returns:</text:p>
      <text:p text:style-name="P18"><text:s text:c="8"/>None</text:p>
      <text:p text:style-name="P18"><text:s text:c="8"/>"""</text:p>
      <text:p text:style-name="P18"><text:s text:c="8"/>user_input = get_user_input_recommendations()</text:p>
      <text:p text:style-name="P18"><text:s text:c="8"/>user_rec = Recommendation(seed_artists=user_input.get("artist"), seed_genres=user_input.get("genre"), seed_tracks=user_input.get("track"))</text:p>
      <text:p text:style-name="P18"><text:s text:c="8"/>self.data = user_rec.get_track_recommendation_formatted_json()</text:p>
      <text:p text:style-name="P18"><text:s text:c="8"/>self.history.add_event("Get recommendations")</text:p>
      <text:p text:style-name="P18"><text:s text:c="8"/>self.choose_menu()</text:p>
      <text:p text:style-name="P18"/>
      <text:p text:style-name="P18"><text:s text:c="4"/>def __get_artist_top_tracks(self):</text:p>
      <text:p text:style-name="P18"><text:s text:c="8"/>"""</text:p>
      <text:p text:style-name="P18"><text:s text:c="8"/>Retrieves an artist's top tracks and updates the program state.</text:p>
      <text:p text:style-name="P18"/>
      <text:p text:style-name="P18"><text:s text:c="8"/>This method prompts the user to enter an artist's name, retrieves the top tracks,</text:p>
      <text:p text:style-name="P18"><text:s text:c="8"/>and stores the tracks' data. The action is logged in the history.</text:p>
      <text:p text:style-name="P18"/>
      <text:p text:style-name="P18"><text:s text:c="8"/>Parameters:</text:p>
      <text:p text:style-name="P18"><text:s text:c="8"/>None</text:p>
      <text:p text:style-name="P18"/>
      <text:p text:style-name="P18"><text:s text:c="8"/>Returns:</text:p>
      <text:p text:style-name="P18"><text:s text:c="8"/>None</text:p>
      <text:p text:style-name="P18"><text:soft-page-break/><text:s text:c="8"/>"""</text:p>
      <text:p text:style-name="P18"><text:s text:c="8"/>artist_name = get_name("artist")</text:p>
      <text:p text:style-name="P18"><text:s text:c="8"/>artist = DataByArtist()</text:p>
      <text:p text:style-name="P18"><text:s text:c="8"/>artist.init_artist(artist_name)</text:p>
      <text:p text:style-name="P18"><text:s text:c="8"/>self.data = artist.get_tracks_formatted_json()</text:p>
      <text:p text:style-name="P18"><text:s text:c="8"/>self.history.add_event(f"Get {artist_name} Top Tracks")</text:p>
      <text:p text:style-name="P18"><text:s text:c="8"/>self.choose_menu()</text:p>
      <text:p text:style-name="P18"/>
      <text:p text:style-name="P18"><text:s text:c="4"/>def __get_artist_albums(self):</text:p>
      <text:p text:style-name="P18"><text:s text:c="8"/>"""</text:p>
      <text:p text:style-name="P18"><text:s text:c="8"/>Retrieves an artist's albums and updates the program state.</text:p>
      <text:p text:style-name="P18"/>
      <text:p text:style-name="P18"><text:s text:c="8"/>This method prompts the user to enter an artist's name, retrieves the albums,</text:p>
      <text:p text:style-name="P18"><text:s text:c="8"/>and stores the albums' data. The action is logged in the history.</text:p>
      <text:p text:style-name="P18"/>
      <text:p text:style-name="P18"><text:s text:c="8"/>Parameters:</text:p>
      <text:p text:style-name="P18"><text:s text:c="8"/>None</text:p>
      <text:p text:style-name="P18"/>
      <text:p text:style-name="P18"><text:s text:c="8"/>Returns:</text:p>
      <text:p text:style-name="P18"><text:s text:c="8"/>None</text:p>
      <text:p text:style-name="P18"><text:s text:c="8"/>"""</text:p>
      <text:p text:style-name="P18"><text:s text:c="8"/>artist_name = get_name("artist")</text:p>
      <text:p text:style-name="P18"><text:s text:c="8"/>artist = DataByArtist()</text:p>
      <text:p text:style-name="P18"><text:s text:c="8"/>artist.init_artist(artist_name)</text:p>
      <text:p text:style-name="P18"><text:s text:c="8"/>self.data = artist.get_albums_formatted_json()</text:p>
      <text:p text:style-name="P18"><text:s text:c="8"/>self.history.add_event(f"Get {artist_name} Albums")</text:p>
      <text:p text:style-name="P18"><text:s text:c="8"/>self.choose_menu()</text:p>
      <text:p text:style-name="P18"/>
      <text:p text:style-name="P18"><text:s text:c="4"/>def choose_menu(self):</text:p>
      <text:p text:style-name="P18"><text:s text:c="8"/>"""</text:p>
      <text:p text:style-name="P18"><text:s text:c="8"/>Displays a menu for choosing between printing, saving, or going back.</text:p>
      <text:p text:style-name="P18"/>
      <text:p text:style-name="P18"><text:s text:c="8"/>This method creates a menu with options to print, save, or go back to the previous menu.</text:p>
      <text:p text:style-name="P18"><text:s text:c="8"/>User choices trigger specific actions and update the program state.</text:p>
      <text:p text:style-name="P18"/>
      <text:p text:style-name="P18"><text:s text:c="8"/>Parameters:</text:p>
      <text:p text:style-name="P18"><text:s text:c="8"/>None</text:p>
      <text:p text:style-name="P18"/>
      <text:p text:style-name="P18"><text:soft-page-break/><text:s text:c="8"/>Returns:</text:p>
      <text:p text:style-name="P18"><text:s text:c="8"/>None</text:p>
      <text:p text:style-name="P18"><text:s text:c="8"/>"""</text:p>
      <text:p text:style-name="P18"><text:s text:c="8"/>choose_menu = Menu("\nPrint or Save")</text:p>
      <text:p text:style-name="P18"><text:s text:c="8"/>choose_menu.set_color("green")</text:p>
      <text:p text:style-name="P18"><text:s text:c="8"/>choose_menu.add_item(Item("1", "Print", self.print_menu))</text:p>
      <text:p text:style-name="P18"><text:s text:c="8"/>choose_menu.add_item(Item("2", "Save", self.save_menu))</text:p>
      <text:p text:style-name="P18"><text:s text:c="8"/>choose_menu.add_item(Item("0", "Back"))</text:p>
      <text:p text:style-name="P18"><text:s text:c="8"/>choose_menu.run()</text:p>
      <text:p text:style-name="P18"/>
      <text:p text:style-name="P18"><text:s text:c="4"/>def save_menu(self):</text:p>
      <text:p text:style-name="P18"><text:s text:c="8"/>"""</text:p>
      <text:p text:style-name="P18"><text:s text:c="8"/>Displays a menu for saving data in different formats.</text:p>
      <text:p text:style-name="P18"/>
      <text:p text:style-name="P18"><text:s text:c="8"/>This method creates a menu with options to save data in JSON, CSV, or TXT formats.</text:p>
      <text:p text:style-name="P18"><text:s text:c="8"/>User choices trigger specific saving actions.</text:p>
      <text:p text:style-name="P18"/>
      <text:p text:style-name="P18"><text:s text:c="8"/>Parameters:</text:p>
      <text:p text:style-name="P18"><text:s text:c="8"/>None</text:p>
      <text:p text:style-name="P18"/>
      <text:p text:style-name="P18"><text:s text:c="8"/>Returns:</text:p>
      <text:p text:style-name="P18"><text:s text:c="8"/>None</text:p>
      <text:p text:style-name="P18"><text:s text:c="8"/>"""</text:p>
      <text:p text:style-name="P18"><text:s text:c="8"/>save_menu = Menu("\nSave Menu")</text:p>
      <text:p text:style-name="P18"><text:s text:c="8"/>save_menu.set_color("green")</text:p>
      <text:p text:style-name="P18"><text:s text:c="8"/>save_menu.add_item(Item("1", "Save JSON", self.__save_json))</text:p>
      <text:p text:style-name="P18"><text:s text:c="8"/>save_menu.add_item(Item("2", "Save CSV", self.__save_csv))</text:p>
      <text:p text:style-name="P18"><text:s text:c="8"/>save_menu.add_item(Item("3", "Save TXT", self.__save_txt))</text:p>
      <text:p text:style-name="P18"><text:s text:c="8"/>save_menu.add_item(Item("0", "Back", self.choose_menu))</text:p>
      <text:p text:style-name="P18"><text:s text:c="8"/>save_menu.run()</text:p>
      <text:p text:style-name="P18"/>
      <text:p text:style-name="P18"><text:s text:c="4"/>def __save_json(self):</text:p>
      <text:p text:style-name="P18"><text:s text:c="8"/>"""</text:p>
      <text:p text:style-name="P18"><text:s text:c="8"/>Saves the current data to a JSON file.</text:p>
      <text:p text:style-name="P18"/>
      <text:p text:style-name="P18"><text:s text:c="8"/>This method initializes a DataSaver object with the current data and</text:p>
      <text:p text:style-name="P18"><text:s text:c="8"/>triggers the save_to_json method to save the data in JSON format.</text:p>
      <text:p text:style-name="P18"/>
      <text:p text:style-name="P18"><text:s text:c="8"/>Parameters:</text:p>
      <text:p text:style-name="P18"><text:soft-page-break/><text:s text:c="8"/>None</text:p>
      <text:p text:style-name="P18"/>
      <text:p text:style-name="P18"><text:s text:c="8"/>Returns:</text:p>
      <text:p text:style-name="P18"><text:s text:c="8"/>None</text:p>
      <text:p text:style-name="P18"><text:s text:c="8"/>"""</text:p>
      <text:p text:style-name="P18"><text:s text:c="8"/>data_saver = DataSaver(self.data)</text:p>
      <text:p text:style-name="P18"><text:s text:c="8"/>data_saver.save_to_json()</text:p>
      <text:p text:style-name="P18"/>
      <text:p text:style-name="P18"><text:s text:c="4"/>def __save_csv(self):</text:p>
      <text:p text:style-name="P18"><text:s text:c="8"/>"""</text:p>
      <text:p text:style-name="P18"><text:s text:c="8"/>Saves the current data to a CSV file.</text:p>
      <text:p text:style-name="P18"/>
      <text:p text:style-name="P18"><text:s text:c="8"/>This method initializes a DataSaver object with the current data and</text:p>
      <text:p text:style-name="P18"><text:s text:c="8"/>triggers the save_to_csv method to save the data in CSV format.</text:p>
      <text:p text:style-name="P18"/>
      <text:p text:style-name="P18"><text:s text:c="8"/>Parameters:</text:p>
      <text:p text:style-name="P18"><text:s text:c="8"/>None</text:p>
      <text:p text:style-name="P18"/>
      <text:p text:style-name="P18"><text:s text:c="8"/>Returns:</text:p>
      <text:p text:style-name="P18"><text:s text:c="8"/>None</text:p>
      <text:p text:style-name="P18"><text:s text:c="8"/>"""</text:p>
      <text:p text:style-name="P18"><text:s text:c="8"/>data_saver = DataSaver(self.data)</text:p>
      <text:p text:style-name="P18"><text:s text:c="8"/>data_saver.save_to_csv()</text:p>
      <text:p text:style-name="P18"/>
      <text:p text:style-name="P18"><text:s text:c="4"/>def __save_txt(self):</text:p>
      <text:p text:style-name="P18"><text:s text:c="8"/>"""</text:p>
      <text:p text:style-name="P18"><text:s text:c="8"/>Saves the current data to a TXT file.</text:p>
      <text:p text:style-name="P18"/>
      <text:p text:style-name="P18"><text:s text:c="8"/>This method initializes a DataSaver object with the current data and</text:p>
      <text:p text:style-name="P18"><text:s text:c="8"/>triggers the save_to_txt method to save the data in TXT format.</text:p>
      <text:p text:style-name="P18"/>
      <text:p text:style-name="P18"><text:s text:c="8"/>Parameters:</text:p>
      <text:p text:style-name="P18"><text:s text:c="8"/>None</text:p>
      <text:p text:style-name="P18"/>
      <text:p text:style-name="P18"><text:s text:c="8"/>Returns:</text:p>
      <text:p text:style-name="P18"><text:s text:c="8"/>None</text:p>
      <text:p text:style-name="P18"><text:s text:c="8"/>"""</text:p>
      <text:p text:style-name="P18"><text:s text:c="8"/>data_saver = DataSaver(self.data)</text:p>
      <text:p text:style-name="P18"><text:s text:c="8"/>data_saver.save_to_txt()</text:p>
      <text:p text:style-name="P18"/>
      <text:p text:style-name="P18"><text:soft-page-break/><text:s text:c="4"/>def print_menu(self):</text:p>
      <text:p text:style-name="P18"><text:s text:c="8"/>"""</text:p>
      <text:p text:style-name="P18"><text:s text:c="8"/>Displays a menu for printing data.</text:p>
      <text:p text:style-name="P18"/>
      <text:p text:style-name="P18"><text:s text:c="8"/>This method creates a menu with options to print data as a table, list, view settings, or change color.</text:p>
      <text:p text:style-name="P18"><text:s text:c="8"/>User choices trigger specific print or settings actions.</text:p>
      <text:p text:style-name="P18"/>
      <text:p text:style-name="P18"><text:s text:c="8"/>Parameters:</text:p>
      <text:p text:style-name="P18"><text:s text:c="8"/>None</text:p>
      <text:p text:style-name="P18"/>
      <text:p text:style-name="P18"><text:s text:c="8"/>Returns:</text:p>
      <text:p text:style-name="P18"><text:s text:c="8"/>None</text:p>
      <text:p text:style-name="P18"><text:s text:c="8"/>"""</text:p>
      <text:p text:style-name="P18"><text:s text:c="8"/>print_menu = Menu("\nPrint Menu")</text:p>
      <text:p text:style-name="P18"><text:s text:c="8"/>print_menu.set_color("green")</text:p>
      <text:p text:style-name="P18"><text:s text:c="8"/>print_menu.add_item(Item("1", "Print Table", self.__print_table))</text:p>
      <text:p text:style-name="P18"><text:s text:c="8"/>print_menu.add_item(Item("2", "Print List", self.__print_list))</text:p>
      <text:p text:style-name="P18"><text:s text:c="8"/>print_menu.add_item(Item("3", "Settings", self.settings_menu))</text:p>
      <text:p text:style-name="P18"><text:s text:c="8"/>print_menu.add_item(Item("0", "Back", self.choose_menu))</text:p>
      <text:p text:style-name="P18"><text:s text:c="8"/>print_menu.run()</text:p>
      <text:p text:style-name="P18"/>
      <text:p text:style-name="P18"><text:s text:c="4"/>def __print_table(self):</text:p>
      <text:p text:style-name="P18"><text:s text:c="8"/>"""</text:p>
      <text:p text:style-name="P18"><text:s text:c="8"/>Prints the current data as a table.</text:p>
      <text:p text:style-name="P18"/>
      <text:p text:style-name="P18"><text:s text:c="8"/>This method sets the data for visualization, and then triggers the visualization</text:p>
      <text:p text:style-name="P18"><text:s text:c="8"/>of the data in table format using the DataVisualization class.</text:p>
      <text:p text:style-name="P18"/>
      <text:p text:style-name="P18"><text:s text:c="8"/>Parameters:</text:p>
      <text:p text:style-name="P18"><text:s text:c="8"/>None</text:p>
      <text:p text:style-name="P18"/>
      <text:p text:style-name="P18"><text:s text:c="8"/>Returns:</text:p>
      <text:p text:style-name="P18"><text:s text:c="8"/>None</text:p>
      <text:p text:style-name="P18"><text:s text:c="8"/>"""</text:p>
      <text:p text:style-name="P18"><text:s text:c="8"/>self.data_visualization.set_data(self.data)</text:p>
      <text:p text:style-name="P18"><text:s text:c="8"/>self.data_visualization.visualize_as_table()</text:p>
      <text:p text:style-name="P18"/>
      <text:p text:style-name="P18"><text:s text:c="4"/>def __print_list(self):</text:p>
      <text:p text:style-name="P18"><text:soft-page-break/><text:s text:c="8"/>"""</text:p>
      <text:p text:style-name="P18"><text:s text:c="8"/>Prints the current data as a list.</text:p>
      <text:p text:style-name="P18"/>
      <text:p text:style-name="P18"><text:s text:c="8"/>This method sets the data for visualization, and then triggers the visualization</text:p>
      <text:p text:style-name="P18"><text:s text:c="8"/>of the data in list format using the DataVisualization class.</text:p>
      <text:p text:style-name="P18"/>
      <text:p text:style-name="P18"><text:s text:c="8"/>Parameters:</text:p>
      <text:p text:style-name="P18"><text:s text:c="8"/>None</text:p>
      <text:p text:style-name="P18"/>
      <text:p text:style-name="P18"><text:s text:c="8"/>Returns:</text:p>
      <text:p text:style-name="P18"><text:s text:c="8"/>None</text:p>
      <text:p text:style-name="P18"><text:s text:c="8"/>"""</text:p>
      <text:p text:style-name="P18"><text:s text:c="8"/>self.data_visualization.set_data(self.data)</text:p>
      <text:p text:style-name="P18"><text:s text:c="8"/>self.data_visualization.visualize_as_list()</text:p>
      <text:p text:style-name="P18"/>
      <text:p text:style-name="P18"><text:s text:c="4"/>def settings_menu(self):</text:p>
      <text:p text:style-name="P18"><text:s text:c="8"/>"""</text:p>
      <text:p text:style-name="P18"><text:s text:c="8"/>Displays a menu for managing visualization settings.</text:p>
      <text:p text:style-name="P18"/>
      <text:p text:style-name="P18"><text:s text:c="8"/>This method creates a menu with options to view settings, change color, or go back.</text:p>
      <text:p text:style-name="P18"><text:s text:c="8"/>User choices trigger specific settings actions.</text:p>
      <text:p text:style-name="P18"/>
      <text:p text:style-name="P18"><text:s text:c="8"/>Parameters:</text:p>
      <text:p text:style-name="P18"><text:s text:c="8"/>None</text:p>
      <text:p text:style-name="P18"/>
      <text:p text:style-name="P18"><text:s text:c="8"/>Returns:</text:p>
      <text:p text:style-name="P18"><text:s text:c="8"/>None</text:p>
      <text:p text:style-name="P18"><text:s text:c="8"/>"""</text:p>
      <text:p text:style-name="P18"><text:s text:c="8"/>settings_menu = Menu("\nSettings Menu")</text:p>
      <text:p text:style-name="P18"><text:s text:c="8"/>settings_menu.set_color("green")</text:p>
      <text:p text:style-name="P18"><text:s text:c="8"/>settings_menu.add_item(Item("1", "View Settings", self.print_settings))</text:p>
      <text:p text:style-name="P18"><text:s text:c="8"/>settings_menu.add_item(Item("2", "Change Color", self.change_color))</text:p>
      <text:p text:style-name="P18"><text:s text:c="8"/>settings_menu.add_item(Item("0", "Back", self.print_menu))</text:p>
      <text:p text:style-name="P18"><text:s text:c="8"/>settings_menu.run()</text:p>
      <text:p text:style-name="P18"/>
      <text:p text:style-name="P18"><text:s text:c="4"/>def print_settings(self):</text:p>
      <text:p text:style-name="P18"><text:s text:c="8"/>"""</text:p>
      <text:p text:style-name="P18"><text:s text:c="8"/>Displays the current application settings.</text:p>
      <text:p text:style-name="P18"><text:soft-page-break/></text:p>
      <text:p text:style-name="P18"><text:s text:c="8"/>This method retrieves and displays the current settings for visualization,</text:p>
      <text:p text:style-name="P18"><text:s text:c="8"/>allowing users to view and adjust the application's display settings.</text:p>
      <text:p text:style-name="P18"/>
      <text:p text:style-name="P18"><text:s text:c="8"/>Parameters:</text:p>
      <text:p text:style-name="P18"><text:s text:c="8"/>None</text:p>
      <text:p text:style-name="P18"/>
      <text:p text:style-name="P18"><text:s text:c="8"/>Returns:</text:p>
      <text:p text:style-name="P18"><text:s text:c="8"/>None</text:p>
      <text:p text:style-name="P18"><text:s text:c="8"/>"""</text:p>
      <text:p text:style-name="P18"><text:s text:c="8"/>self.data_visualization.set_data(self.data)</text:p>
      <text:p text:style-name="P18"><text:s text:c="8"/>self.data_visualization.view_settings()</text:p>
      <text:p text:style-name="P18"/>
      <text:p text:style-name="P18"><text:s text:c="4"/>def change_color(self):</text:p>
      <text:p text:style-name="P18"><text:s text:c="8"/>"""</text:p>
      <text:p text:style-name="P18"><text:s text:c="8"/>Allows the user to change the color settings of the application.</text:p>
      <text:p text:style-name="P18"/>
      <text:p text:style-name="P18"><text:s text:c="8"/>This method prompts the user to input new color preferences, which are then applied</text:p>
      <text:p text:style-name="P18"><text:s text:c="8"/>to the visualization components of the application.</text:p>
      <text:p text:style-name="P18"/>
      <text:p text:style-name="P18"><text:s text:c="8"/>Parameters:</text:p>
      <text:p text:style-name="P18"><text:s text:c="8"/>None</text:p>
      <text:p text:style-name="P18"/>
      <text:p text:style-name="P18"><text:s text:c="8"/>Returns:</text:p>
      <text:p text:style-name="P18"><text:s text:c="8"/>None</text:p>
      <text:p text:style-name="P18"><text:s text:c="8"/>"""</text:p>
      <text:p text:style-name="P18"><text:s text:c="8"/>self.data_visualization.set_data(self.data)</text:p>
      <text:p text:style-name="P18"><text:s text:c="8"/>self.data_visualization.settings()</text:p>
      <text:p text:style-name="P18"><text:s text:c="8"/></text:p>
      <text:p text:style-name="P20"># runner.py</text:p>
      <text:p text:style-name="P19">"""</text:p>
      <text:p text:style-name="P19">Module: run_api_menu</text:p>
      <text:p text:style-name="P19"/>
      <text:p text:style-name="P19">Module provides a simple script to run the API Menu for Lab 7.</text:p>
      <text:p text:style-name="P19">"""</text:p>
      <text:p text:style-name="P19">from classes.lab7.api_menu.api_menu import APIMenu</text:p>
      <text:p text:style-name="P19"/>
      <text:p text:style-name="P19">def run():</text:p>
      <text:p text:style-name="P19"><text:s text:c="4"/>"""</text:p>
      <text:p text:style-name="P19"><text:soft-page-break/><text:s text:c="4"/>Initializes and runs the API Menu.</text:p>
      <text:p text:style-name="P19"><text:s text:c="4"/>"""</text:p>
      <text:p text:style-name="P19"><text:s text:c="4"/>api_menu = APIMenu()</text:p>
      <text:p text:style-name="P19"><text:s text:c="4"/>api_menu.menu()</text:p>
      <text:p text:style-name="P15"/>
      <text:p text:style-name="P6">GitHub Repository: <text:a xlink:type="simple" xlink:href="https://github.com/trolchiha/SPL-labs.git" text:style-name="Internet_20_link" text:visited-style-name="Visited_20_Internet_20_Link"><text:span text:style-name="T6">https://github.com/trolchiha/SPL-labs.git</text:span></text:a></text:p>
      <text:p text:style-name="P15"><text:span text:style-name="T9">Виснов</text:span><text:span text:style-name="T10">о</text:span><text:span text:style-name="T9">к:</text:span> <text:span text:style-name="T15">під час виконання лабораторної роботи навчилася</text:span> створ<text:span text:style-name="T15">ювати</text:span> проект, який <text:span text:style-name="T22">надає</text:span> досвід роботи з API, дизайн<text:span text:style-name="T22">ом</text:span> користувацького інтерфейсу, валідаці<text:span text:style-name="T22">єю</text:span> введення, обробк<text:span text:style-name="T22">ою</text:span> помилок та тестування.</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7T23:21:14.876664730</meta:creation-date>
    <dc:date>2023-12-18T11:25:00.343595590</dc:date>
    <meta:editing-duration>PT44M10S</meta:editing-duration>
    <meta:editing-cycles>10</meta:editing-cycles>
    <meta:generator>LibreOffice/7.6.4.1$Linux_X86_64 LibreOffice_project/60$Build-1</meta:generator>
    <meta:print-date>2023-12-18T11:23:50.235367379</meta:print-date>
    <meta:printed-by>PDF files</meta:printed-by>
    <meta:document-statistic meta:table-count="0" meta:image-count="0" meta:object-count="0" meta:page-count="45" meta:paragraph-count="1352" meta:word-count="5241" meta:character-count="51336" meta:non-whitespace-character-count="37656"/>
  </office:meta>
</office:document-meta>
</file>